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3D000002371BEF4C28E3F31E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MU Sans Serif" svg:font-family="'CMU Sans Serif'" style:font-family-generic="swiss" style:font-pitch="variable"/>
    <style:font-face style:name="CMU Sans Serif1" svg:font-family="'CMU Sans Serif'" style:font-adornments="Medium" style:font-family-generic="swiss" style:font-pitch="variable"/>
    <style:font-face style:name="CMU Sans Serif2" svg:font-family="'CMU Sans Serif'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top="0.0398in" fo:margin-bottom="0.0398in" style:contextual-spacing="false" fo:line-height="115%"/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line-height="100%"/>
      <style:text-properties style:font-name="Times New Roman" fo:font-size="10pt" style:font-size-asian="10pt" style:font-size-complex="10pt"/>
    </style:style>
    <style:style style:name="P3" style:family="paragraph" style:parent-style-name="Header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ext_20_body">
      <style:text-properties fo:language="en" fo:country="US" officeooo:rsid="01ec731e" officeooo:paragraph-rsid="01ec731e" style:language-asian="en" style:country-asian="US" style:language-complex="ar" style:country-complex="SA"/>
    </style:style>
    <style:style style:name="P7" style:family="paragraph" style:parent-style-name="Text_20_body">
      <style:text-properties fo:language="en" fo:country="US" officeooo:paragraph-rsid="01ec731e" style:language-asian="en" style:country-asian="US" style:language-complex="ar" style:country-complex="SA"/>
    </style:style>
    <style:style style:name="P8" style:family="paragraph" style:parent-style-name="Text_20_body">
      <style:text-properties fo:language="en" fo:country="US" style:language-asian="en" style:country-asian="US" style:language-complex="ar" style:country-complex="SA"/>
    </style:style>
    <style:style style:name="P9" style:family="paragraph" style:parent-style-name="Text_20_body">
      <style:text-properties fo:language="en" fo:country="US" officeooo:rsid="01f2ecab" officeooo:paragraph-rsid="01f2ecab" style:language-asian="en" style:country-asian="US" style:language-complex="ar" style:country-complex="SA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200c669" officeooo:paragraph-rsid="020ac10a" style:language-asian="en" style:country-asian="US" style:language-complex="ar" style:country-complex="SA"/>
    </style:style>
    <style:style style:name="P11" style:family="paragraph" style:parent-style-name="Text_20_body">
      <style:text-properties fo:language="en" fo:country="US" officeooo:rsid="0239e364" officeooo:paragraph-rsid="0239e364" style:language-asian="en" style:country-asian="US" style:language-complex="ar" style:country-complex="SA"/>
    </style:style>
    <style:style style:name="P12" style:family="paragraph" style:parent-style-name="Text_20_body">
      <style:text-properties fo:language="en" fo:country="US" style:text-underline-style="none" officeooo:rsid="01ec731e" officeooo:paragraph-rsid="021e3404" style:language-asian="en" style:country-asian="US" style:language-complex="ar" style:country-complex="SA"/>
    </style:style>
    <style:style style:name="P13" style:family="paragraph" style:parent-style-name="Text_20_body">
      <style:text-properties fo:language="en" fo:country="US" style:text-underline-style="none" officeooo:rsid="023db3ac" officeooo:paragraph-rsid="023db3ac" style:language-asian="en" style:country-asian="US" style:language-complex="ar" style:country-complex="SA"/>
    </style:style>
    <style:style style:name="P14" style:family="paragraph" style:parent-style-name="Text_20_body">
      <style:text-properties fo:language="en" fo:country="US" style:text-underline-style="none" officeooo:rsid="0221024d" officeooo:paragraph-rsid="02217b03" style:language-asian="en" style:country-asian="US" style:language-complex="ar" style:country-complex="SA"/>
    </style:style>
    <style:style style:name="P15" style:family="paragraph" style:parent-style-name="Text_20_body">
      <style:text-properties fo:language="en" fo:country="US" style:text-underline-style="none" officeooo:paragraph-rsid="01ec731e" style:language-asian="en" style:country-asian="US" style:language-complex="ar" style:country-complex="SA"/>
    </style:style>
    <style:style style:name="P16" style:family="paragraph" style:parent-style-name="Text_20_body">
      <style:text-properties fo:language="en" fo:country="US" style:text-underline-style="none" officeooo:rsid="020a3375" officeooo:paragraph-rsid="020a3375" style:language-asian="en" style:country-asian="US" style:language-complex="ar" style:country-complex="SA"/>
    </style:style>
    <style:style style:name="P17" style:family="paragraph" style:parent-style-name="Text_20_body">
      <style:text-properties fo:language="en" fo:country="US" style:text-underline-style="none" officeooo:rsid="022e5dbf" officeooo:paragraph-rsid="0231b880" style:language-asian="en" style:country-asian="US" style:language-complex="ar" style:country-complex="SA"/>
    </style:style>
    <style:style style:name="P18" style:family="paragraph" style:parent-style-name="Text_20_body">
      <style:paragraph-properties fo:text-align="justify" style:justify-single-word="false"/>
      <style:text-properties fo:language="en" fo:country="US" style:text-underline-style="none" officeooo:rsid="0200c669" officeooo:paragraph-rsid="020ac10a" style:language-asian="en" style:country-asian="US" style:language-complex="ar" style:country-complex="SA"/>
    </style:style>
    <style:style style:name="P19" style:family="paragraph" style:parent-style-name="Text_20_body">
      <style:text-properties fo:language="en" fo:country="US" style:text-underline-style="none" officeooo:rsid="024128f6" officeooo:paragraph-rsid="024128f6" style:language-asian="en" style:country-asian="US" style:language-complex="ar" style:country-complex="SA"/>
    </style:style>
    <style:style style:name="P20" style:family="paragraph" style:parent-style-name="Text_20_body">
      <style:text-properties fo:language="en" fo:country="US" style:text-underline-style="none" officeooo:rsid="0242d57b" officeooo:paragraph-rsid="0242d57b" style:language-asian="en" style:country-asian="US" style:language-complex="ar" style:country-complex="SA"/>
    </style:style>
    <style:style style:name="P21" style:family="paragraph" style:parent-style-name="Text_20_body">
      <style:text-properties fo:language="en" fo:country="US" style:text-underline-style="none" officeooo:rsid="024b1c35" officeooo:paragraph-rsid="024b1c35" style:language-asian="en" style:country-asian="US" style:language-complex="ar" style:country-complex="SA"/>
    </style:style>
    <style:style style:name="P22" style:family="paragraph" style:parent-style-name="Standard">
      <style:paragraph-properties fo:margin-top="0.0835in" fo:margin-bottom="0.0417in" style:contextual-spacing="false" fo:line-height="100%" fo:text-align="center" style:justify-single-word="false"/>
      <style:text-properties style:font-name="CMU Sans Serif" fo:font-size="10pt" fo:language="en" fo:country="GB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4pt" fo:language="el" fo:country="GR" fo:font-weight="bold" style:font-size-asian="14pt" style:font-weight-asian="bold" style:font-name-complex="Arial" style:font-size-complex="14pt"/>
    </style:style>
    <style:style style:name="P24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4pt" fo:language="en" fo:country="US" fo:font-weight="bold" officeooo:rsid="01eab698" style:font-size-asian="14pt" style:language-asian="en" style:country-asian="US" style:font-weight-asian="bold" style:font-name-complex="Arial" style:font-size-complex="14pt" style:language-complex="ar" style:country-complex="SA"/>
    </style:style>
    <style:style style:name="P25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4pt" fo:language="en" fo:country="US" fo:font-style="italic" fo:font-weight="bold" officeooo:rsid="01eab698" officeooo:paragraph-rsid="01eab698" style:font-size-asian="14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P26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20pt" fo:language="el" fo:country="GR" fo:font-weight="bold" style:font-size-asian="20pt" style:font-weight-asian="bold" style:font-name-complex="Arial" style:font-size-complex="20pt"/>
    </style:style>
    <style:style style:name="P27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language="en" fo:country="US" style:language-asian="en" style:country-asian="US" style:language-complex="ar" style:country-complex="SA"/>
    </style:style>
    <style:style style:name="P28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officeooo:paragraph-rsid="01eab698"/>
    </style:style>
    <style:style style:name="P29" style:family="paragraph" style:parent-style-name="Contents_20_1">
      <style:paragraph-properties>
        <style:tab-stops>
          <style:tab-stop style:position="6.7681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7681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7681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use-window-font-color="true" loext:opacity="0%" style:font-name="CMU Sans Serif" fo:font-size="14pt" fo:language="en" fo:country="US" fo:font-weight="bold" officeooo:rsid="01f870c7" style:letter-kerning="false" style:font-name-asian="Calibri1" style:font-size-asian="14pt" style:language-asian="en" style:country-asian="US" style:font-weight-asian="bold" style:font-name-complex="Arial" style:font-size-complex="14pt" style:language-complex="ar" style:country-complex="SA"/>
    </style:style>
    <style:style style:name="P34" style:family="paragraph" style:parent-style-name="Text_20_body" style:master-page-name="">
      <style:paragraph-properties fo:margin-top="0in" fo:margin-bottom="0.0972in" style:contextual-spacing="false" fo:line-height="115%" fo:text-align="justify" style:justify-single-word="false" fo:orphans="2" fo:widows="2" fo:hyphenation-ladder-count="no-limit" style:page-number="auto" style:punctuation-wrap="hanging" style:writing-mode="lr-tb"/>
      <style:text-properties style:use-window-font-color="true" loext:opacity="0%" style:font-name="CMU Sans Serif1" fo:font-size="11pt" fo:language="en" fo:country="US" style:text-underline-style="solid" style:text-underline-width="auto" style:text-underline-color="font-color" fo:font-weight="bold" officeooo:rsid="023b912b" officeooo:paragraph-rsid="023b912b" style:letter-kerning="false" style:font-name-asian="Calibri1" style:font-size-asian="11pt" style:language-asian="en" style:country-asian="US" style:font-weight-asian="bold" style:font-name-complex="Tahoma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ext_20_body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CMU Sans Serif1" fo:font-size="11pt" fo:language="en" fo:country="US" style:text-underline-style="none" fo:font-weight="normal" officeooo:rsid="02432762" officeooo:paragraph-rsid="02432762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CMU Sans Serif1" fo:font-size="11pt" fo:language="en" fo:country="US" style:text-underline-style="none" fo:font-weight="normal" officeooo:rsid="024af62a" officeooo:paragraph-rsid="024af62a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CMU Sans Serif1" fo:font-size="11pt" fo:language="en" fo:country="US" fo:font-weight="bold" officeooo:rsid="023b912b" officeooo:paragraph-rsid="023b912b" style:letter-kerning="false" style:font-name-asian="Calibri1" style:font-size-asian="11pt" style:language-asian="en" style:country-asian="US" style:font-weight-asian="bold" style:font-name-complex="Tahoma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>
      <style:text-properties style:text-underline-style="none" officeooo:rsid="022cc048" officeooo:paragraph-rsid="022cc048"/>
    </style:style>
    <style:style style:name="P39" style:family="paragraph" style:parent-style-name="Text_20_body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officeooo:rsid="024a69d6" officeooo:paragraph-rsid="024a69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Header">
      <style:paragraph-properties fo:margin-left="0.2209in" fo:margin-right="0in" fo:orphans="0" fo:widows="0" fo:text-indent="0in" style:auto-text-indent="false"/>
    </style:style>
    <style:style style:name="P41" style:family="paragraph" style:parent-style-name="Header">
      <style:paragraph-properties>
        <style:tab-stops>
          <style:tab-stop style:position="1.0417in"/>
        </style:tab-stops>
      </style:paragraph-properties>
      <style:text-properties fo:language="en" fo:country="GB"/>
    </style:style>
    <style:style style:name="P42" style:family="paragraph" style:parent-style-name="Heading_20_1">
      <style:text-properties fo:language="en" fo:country="US" style:language-asian="en" style:country-asian="US" style:language-complex="ar" style:country-complex="SA"/>
    </style:style>
    <style:style style:name="P43" style:family="paragraph" style:parent-style-name="Heading_20_1">
      <style:text-properties fo:language="en" fo:country="US" officeooo:rsid="01ec731e" officeooo:paragraph-rsid="01ec731e" style:language-asian="en" style:country-asian="US" style:language-complex="ar" style:country-complex="SA"/>
    </style:style>
    <style:style style:name="P44" style:family="paragraph" style:parent-style-name="Heading_20_1" style:list-style-name="WWNum2">
      <style:text-properties fo:language="en" fo:country="US" style:language-asian="en" style:country-asian="US" style:language-complex="ar" style:country-complex="SA"/>
    </style:style>
    <style:style style:name="P45" style:family="paragraph" style:parent-style-name="Heading_20_1">
      <style:text-properties fo:language="en" fo:country="US" style:text-underline-style="none" officeooo:rsid="01f13f75" officeooo:paragraph-rsid="01f13f75" style:language-asian="en" style:country-asian="US" style:language-complex="ar" style:country-complex="SA"/>
    </style:style>
    <style:style style:name="P46" style:family="paragraph" style:parent-style-name="Heading_20_1">
      <style:text-properties fo:language="en" fo:country="US" style:text-underline-style="none" officeooo:rsid="01ec731e" officeooo:paragraph-rsid="01ec731e" style:language-asian="en" style:country-asian="US" style:language-complex="ar" style:country-complex="SA"/>
    </style:style>
    <style:style style:name="P47" style:family="paragraph" style:parent-style-name="Heading_20_2" style:list-style-name="L4">
      <style:text-properties officeooo:paragraph-rsid="024fc05e"/>
    </style:style>
    <style:style style:name="P48" style:family="paragraph" style:parent-style-name="Heading_20_2" style:list-style-name="L4">
      <style:text-properties fo:language="en" fo:country="US" style:text-underline-style="none" style:language-asian="en" style:country-asian="US" style:language-complex="ar" style:country-complex="SA"/>
    </style:style>
    <style:style style:name="P49" style:family="paragraph" style:parent-style-name="Heading_20_2" style:list-style-name="L4">
      <style:text-properties fo:language="en" fo:country="US" style:language-asian="en" style:country-asian="US" style:language-complex="ar" style:country-complex="SA"/>
    </style:style>
    <style:style style:name="P50" style:family="paragraph" style:parent-style-name="Heading_20_3" style:list-style-name="L4">
      <style:text-properties fo:language="en" fo:country="US" style:language-asian="en" style:country-asian="US" style:language-complex="ar" style:country-complex="SA"/>
    </style:style>
    <style:style style:name="P51" style:family="paragraph" style:parent-style-name="Standard" style:list-style-name="L1">
      <style:paragraph-properties fo:margin-top="0.0835in" fo:margin-bottom="0.0417in" style:contextual-spacing="false" fo:line-height="100%" fo:text-align="center" style:justify-single-word="false"/>
      <style:text-properties style:font-name="CMU Sans Serif" fo:font-size="10pt" fo:language="en" fo:country="GB" fo:font-weight="bold" officeooo:paragraph-rsid="01fdc943" style:font-size-asian="10pt" style:font-weight-asian="bold" style:font-name-complex="Arial" style:font-size-complex="10pt"/>
    </style:style>
    <style:style style:name="P52" style:family="paragraph" style:parent-style-name="Text_20_body" style:list-style-name="L2">
      <style:paragraph-properties fo:text-align="justify" style:justify-single-word="false"/>
      <style:text-properties fo:language="en" fo:country="US" style:text-underline-style="none" officeooo:rsid="020ac10a" officeooo:paragraph-rsid="020ac10a" style:language-asian="en" style:country-asian="US" style:language-complex="ar" style:country-complex="SA"/>
    </style:style>
    <style:style style:name="P53" style:family="paragraph" style:parent-style-name="Text_20_body" style:list-style-name="L3">
      <style:text-properties fo:language="en" fo:country="US" style:text-underline-style="none" officeooo:rsid="021e3404" officeooo:paragraph-rsid="021e3404" style:language-asian="en" style:country-asian="US" style:language-complex="ar" style:country-complex="SA"/>
    </style:style>
    <style:style style:name="P54" style:family="paragraph" style:parent-style-name="Text_20_body" style:list-style-name="L5">
      <style:text-properties fo:language="en" fo:country="US" style:text-underline-style="none" officeooo:rsid="024128f6" officeooo:paragraph-rsid="024128f6" style:language-asian="en" style:country-asian="US" style:language-complex="ar" style:country-complex="SA"/>
    </style:style>
    <style:style style:name="P55" style:family="paragraph" style:parent-style-name="Text_20_body" style:list-style-name="L8">
      <style:text-properties fo:language="en" fo:country="US" style:text-underline-style="none" officeooo:rsid="024b1c35" officeooo:paragraph-rsid="024b1c35" style:language-asian="en" style:country-asian="US" style:language-complex="ar" style:country-complex="SA"/>
    </style:style>
    <style:style style:name="P56" style:family="paragraph" style:parent-style-name="Text_20_body" style:list-style-name="L6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CMU Sans Serif1" fo:font-size="11pt" fo:language="en" fo:country="US" style:text-underline-style="none" fo:font-weight="normal" officeooo:rsid="02432762" officeooo:paragraph-rsid="02432762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ext_20_body" style:list-style-name="L7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CMU Sans Serif1" fo:font-size="11pt" fo:language="en" fo:country="US" style:text-underline-style="none" fo:font-weight="normal" officeooo:rsid="024af62a" officeooo:paragraph-rsid="024af62a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" style:list-style-name="L6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officeooo:rsid="0244d34f" officeooo:paragraph-rsid="0244d34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 style:list-style-name="L6">
      <style:paragraph-properties fo:margin-top="0in" fo:margin-bottom="0.0972in" style:contextual-spacing="false" fo:line-height="115%" fo:text-align="justify" style:justify-single-word="false" fo:orphans="2" fo:widows="2" fo:hyphenation-ladder-count="no-limit" style:punctuation-wrap="hanging" style:writing-mode="lr-tb"/>
      <style:text-properties officeooo:rsid="02432762" officeooo:paragraph-rsid="0243276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>
      <style:text-properties officeooo:rsid="024b7243" officeooo:paragraph-rsid="024b7243"/>
    </style:style>
    <style:style style:name="P61" style:family="paragraph" style:parent-style-name="Text_20_body">
      <style:text-properties officeooo:rsid="025125b5" officeooo:paragraph-rsid="025125b5"/>
    </style:style>
    <style:style style:name="P62" style:family="paragraph" style:parent-style-name="Text_20_body" style:list-style-name="L11">
      <style:text-properties officeooo:rsid="025125b5" officeooo:paragraph-rsid="025125b5"/>
    </style:style>
    <style:style style:name="P63" style:family="paragraph" style:parent-style-name="Text_20_body" style:list-style-name="L12">
      <style:text-properties officeooo:rsid="025125b5" officeooo:paragraph-rsid="025125b5"/>
    </style:style>
    <style:style style:name="P64" style:family="paragraph" style:parent-style-name="Text_20_body" style:list-style-name="L13">
      <style:text-properties officeooo:rsid="025125b5" officeooo:paragraph-rsid="025125b5"/>
    </style:style>
    <style:style style:name="P65" style:family="paragraph" style:parent-style-name="Text_20_body" style:list-style-name="L14">
      <style:text-properties officeooo:rsid="025125b5" officeooo:paragraph-rsid="025125b5"/>
    </style:style>
    <style:style style:name="P66" style:family="paragraph" style:parent-style-name="Text_20_body">
      <style:text-properties style:text-underline-style="none" officeooo:rsid="02518e04" officeooo:paragraph-rsid="02518e04"/>
    </style:style>
    <style:style style:name="P67" style:family="paragraph" style:parent-style-name="Text_20_body">
      <style:text-properties style:text-underline-style="none" officeooo:rsid="0253ca29" officeooo:paragraph-rsid="025409a6"/>
    </style:style>
    <style:style style:name="P68" style:family="paragraph" style:parent-style-name="Text_20_body" style:list-style-name="L16">
      <style:text-properties officeooo:paragraph-rsid="025409a6"/>
    </style:style>
    <style:style style:name="P69" style:family="paragraph" style:parent-style-name="Text_20_body" style:list-style-name="L16">
      <style:text-properties officeooo:rsid="025409a6" officeooo:paragraph-rsid="025409a6"/>
    </style:style>
    <style:style style:name="P70" style:family="paragraph" style:parent-style-name="Text_20_body" style:list-style-name="L16">
      <style:text-properties officeooo:rsid="025409a6" officeooo:paragraph-rsid="0255f438"/>
    </style:style>
    <style:style style:name="P71" style:family="paragraph" style:parent-style-name="Text_20_body">
      <style:text-properties officeooo:rsid="025a6488" officeooo:paragraph-rsid="025a6488"/>
    </style:style>
    <style:style style:name="P72" style:family="paragraph" style:parent-style-name="Text_20_body">
      <style:text-properties officeooo:paragraph-rsid="025e5f14"/>
    </style:style>
    <style:style style:name="P73" style:family="paragraph">
      <loext:graphic-properties draw:fill="solid" draw:fill-color="#0d1117"/>
    </style:style>
    <style:style style:name="P74" style:family="paragraph">
      <loext:graphic-properties draw:fill="solid" draw:fill-color="#a0a0a0"/>
      <style:paragraph-properties fo:text-align="start"/>
      <style:text-properties fo:font-size="18pt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lb" fo:country="L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ebe1b8" style:font-weight-asian="bold" style:font-weight-complex="bold"/>
    </style:style>
    <style:style style:name="T4" style:family="text">
      <style:text-properties fo:color="#0d0d0d" loext:opacity="100%" fo:letter-spacing="0.0138in" fo:language="lb" fo:country="LU" style:text-underline-style="none" style:font-name-complex="Arial"/>
    </style:style>
    <style:style style:name="T5" style:family="text">
      <style:text-properties fo:color="#0d0d0d" loext:opacity="100%" fo:letter-spacing="0.0138in" fo:language="lb" fo:country="LU" style:text-underline-style="none" officeooo:rsid="000f7e67" style:font-name-complex="Arial"/>
    </style:style>
    <style:style style:name="T6" style:family="text">
      <style:text-properties fo:language="en" fo:country="GB"/>
    </style:style>
    <style:style style:name="T7" style:family="text">
      <style:text-properties style:use-window-font-color="true" loext:opacity="0%" fo:font-size="14pt" style:letter-kerning="false" style:font-name-asian="Calibri1" style:font-size-asian="14pt" style:font-name-complex="Tahoma1" style:font-size-complex="14pt"/>
    </style:style>
    <style:style style:name="T8" style:family="text">
      <style:text-properties style:use-window-font-color="true" loext:opacity="0%" fo:font-size="14pt" officeooo:rsid="00322701" style:letter-kerning="false" style:font-name-asian="Calibri1" style:font-size-asian="14pt" style:font-name-complex="Tahoma1" style:font-size-complex="14pt"/>
    </style:style>
    <style:style style:name="T9" style:family="text">
      <style:text-properties style:use-window-font-color="true" loext:opacity="0%" fo:font-size="14pt" officeooo:rsid="01eab698" style:letter-kerning="false" style:font-name-asian="Calibri1" style:font-size-asian="14pt" style:font-name-complex="Tahoma1" style:font-size-complex="14pt"/>
    </style:style>
    <style:style style:name="T10" style:family="text">
      <style:text-properties style:use-window-font-color="true" loext:opacity="0%" fo:font-size="14pt" fo:font-weight="bold" style:letter-kerning="false" style:font-name-asian="Calibri1" style:font-size-asian="14pt" style:font-weight-asian="bold" style:font-name-complex="Arial" style:font-size-complex="14pt"/>
    </style:style>
    <style:style style:name="T11" style:family="text">
      <style:text-properties style:use-window-font-color="true" loext:opacity="0%" fo:font-size="14pt" fo:font-weight="bold" officeooo:rsid="01eab698" style:letter-kerning="false" style:font-name-asian="Calibri1" style:font-size-asian="14pt" style:font-weight-asian="bold" style:font-name-complex="Arial" style:font-size-complex="14pt"/>
    </style:style>
    <style:style style:name="T12" style:family="text">
      <style:text-properties style:use-window-font-color="true" loext:opacity="0%" fo:font-size="14pt" fo:font-weight="bold" officeooo:rsid="01f870c7" style:letter-kerning="false" style:font-name-asian="Calibri1" style:font-size-asian="14pt" style:font-weight-asian="bold" style:font-name-complex="Arial" style:font-size-complex="14pt"/>
    </style:style>
    <style:style style:name="T13" style:family="text">
      <style:text-properties style:use-window-font-color="true" loext:opacity="0%" fo:font-size="14pt" fo:language="en" fo:country="US" fo:font-weight="bold" officeooo:rsid="01eab698" style:letter-kerning="false" style:font-name-asian="Calibri1" style:font-size-asian="14pt" style:language-asian="en" style:country-asian="US" style:font-weight-asian="bold" style:font-name-complex="Arial" style:font-size-complex="14pt" style:language-complex="ar" style:country-complex="SA"/>
    </style:style>
    <style:style style:name="T14" style:family="text">
      <style:text-properties style:use-window-font-color="true" loext:opacity="0%" style:font-name="CMU Sans Serif1" fo:font-size="11pt" fo:language="en" fo:country="US" style:text-underline-style="none" fo:font-weight="normal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T15" style:family="text">
      <style:text-properties style:use-window-font-color="true" loext:opacity="0%" style:font-name="CMU Sans Serif1" fo:font-size="11pt" fo:language="en" fo:country="US" style:text-underline-style="none" fo:font-weight="normal" officeooo:rsid="02432762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T16" style:family="text">
      <style:text-properties style:use-window-font-color="true" loext:opacity="0%" style:font-name="CMU Sans Serif1" fo:font-size="11pt" fo:language="en" fo:country="US" style:text-underline-style="none" fo:font-weight="normal" officeooo:rsid="0246c5d7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T17" style:family="text">
      <style:text-properties style:use-window-font-color="true" loext:opacity="0%" style:font-name="CMU Sans Serif1" fo:font-size="11pt" fo:language="en" fo:country="US" style:text-underline-style="none" fo:font-weight="normal" officeooo:rsid="02477179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T18" style:family="text">
      <style:text-properties style:use-window-font-color="true" loext:opacity="0%" style:font-name="CMU Sans Serif1" fo:font-size="11pt" fo:language="en" fo:country="US" style:text-underline-style="none" fo:font-weight="normal" officeooo:rsid="02492234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T19" style:family="text">
      <style:text-properties fo:language="en" fo:country="US" style:language-asian="en" style:country-asian="US" style:language-complex="ar" style:country-complex="SA"/>
    </style:style>
    <style:style style:name="T20" style:family="text">
      <style:text-properties fo:language="en" fo:country="US" officeooo:rsid="01ec731e" style:language-asian="en" style:country-asian="US" style:language-complex="ar" style:country-complex="SA"/>
    </style:style>
    <style:style style:name="T21" style:family="text">
      <style:text-properties fo:language="en" fo:country="US" officeooo:rsid="022cf916" style:language-asian="en" style:country-asian="US" style:language-complex="ar" style:country-complex="SA"/>
    </style:style>
    <style:style style:name="T22" style:family="text">
      <style:text-properties fo:language="en" fo:country="US" officeooo:rsid="01ed5421" style:language-asian="en" style:country-asian="US" style:language-complex="ar" style:country-complex="SA"/>
    </style:style>
    <style:style style:name="T23" style:family="text">
      <style:text-properties fo:language="en" fo:country="US" officeooo:rsid="02522b7e" style:language-asian="en" style:country-asian="US" style:language-complex="ar" style:country-complex="SA"/>
    </style:style>
    <style:style style:name="T24" style:family="text">
      <style:text-properties fo:language="en" fo:country="US" officeooo:rsid="02533cfb" style:language-asian="en" style:country-asian="US" style:language-complex="ar" style:country-complex="SA"/>
    </style:style>
    <style:style style:name="T25" style:family="text">
      <style:text-properties fo:language="en" fo:country="US" style:text-underline-style="none" style:language-asian="en" style:country-asian="US" style:language-complex="ar" style:country-complex="SA"/>
    </style:style>
    <style:style style:name="T26" style:family="text">
      <style:text-properties fo:language="en" fo:country="US" style:text-underline-style="none" officeooo:rsid="024bf3e3" style:language-asian="en" style:country-asian="US" style:language-complex="ar" style:country-complex="SA"/>
    </style:style>
    <style:style style:name="T27" style:family="text">
      <style:text-properties fo:language="en" fo:country="US" style:text-underline-style="none" officeooo:rsid="024d084e" style:language-asian="en" style:country-asian="US" style:language-complex="ar" style:country-complex="SA"/>
    </style:style>
    <style:style style:name="T28" style:family="text">
      <style:text-properties fo:language="en" fo:country="US" style:text-underline-style="none" officeooo:rsid="024fc05e" style:language-asian="en" style:country-asian="US" style:language-complex="ar" style:country-complex="SA"/>
    </style:style>
    <style:style style:name="T29" style:family="text">
      <style:text-properties fo:language="en" fo:country="US" style:text-underline-style="none" officeooo:rsid="025125b5" style:language-asian="en" style:country-asian="US" style:language-complex="ar" style:country-complex="SA"/>
    </style:style>
    <style:style style:name="T30" style:family="text">
      <style:text-properties fo:language="en" fo:country="US" style:text-underline-style="none" officeooo:rsid="0253ca29" style:language-asian="en" style:country-asian="US" style:language-complex="ar" style:country-complex="SA"/>
    </style:style>
    <style:style style:name="T31" style:family="text">
      <style:text-properties fo:language="en" fo:country="US" style:text-underline-style="none" officeooo:rsid="025409a6" style:language-asian="en" style:country-asian="US" style:language-complex="ar" style:country-complex="SA"/>
    </style:style>
    <style:style style:name="T32" style:family="text">
      <style:text-properties fo:language="en" fo:country="US" style:text-underline-style="none" officeooo:rsid="0257c0ed" style:language-asian="en" style:country-asian="US" style:language-complex="ar" style:country-complex="SA"/>
    </style:style>
    <style:style style:name="T33" style:family="text">
      <style:text-properties fo:language="en" fo:country="US" style:text-underline-style="none" officeooo:rsid="025e5f14" style:language-asian="en" style:country-asian="US" style:language-complex="ar" style:country-complex="SA"/>
    </style:style>
    <style:style style:name="T34" style:family="text">
      <style:text-properties fo:language="en" fo:country="US" style:text-underline-style="none" officeooo:rsid="0261c4d7" style:language-asian="en" style:country-asian="US" style:language-complex="ar" style:country-complex="SA"/>
    </style:style>
    <style:style style:name="T35" style:family="text">
      <style:text-properties officeooo:rsid="01ec731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ec731e" style:font-weight-asian="normal" style:font-weight-complex="normal"/>
    </style:style>
    <style:style style:name="T38" style:family="text">
      <style:text-properties fo:font-weight="normal" officeooo:rsid="020a3375" style:font-weight-asian="normal" style:font-weight-complex="normal"/>
    </style:style>
    <style:style style:name="T39" style:family="text">
      <style:text-properties fo:font-weight="normal" officeooo:rsid="020ac10a" style:font-weight-asian="normal" style:font-weight-complex="normal"/>
    </style:style>
    <style:style style:name="T40" style:family="text">
      <style:text-properties fo:font-weight="normal" officeooo:rsid="020c98a9" style:font-weight-asian="normal" style:font-weight-complex="normal"/>
    </style:style>
    <style:style style:name="T41" style:family="text">
      <style:text-properties fo:font-weight="normal" officeooo:rsid="020e5f0d" style:font-weight-asian="normal" style:font-weight-complex="normal"/>
    </style:style>
    <style:style style:name="T42" style:family="text">
      <style:text-properties fo:font-weight="normal" officeooo:rsid="021066aa" style:font-weight-asian="normal" style:font-weight-complex="normal"/>
    </style:style>
    <style:style style:name="T43" style:family="text">
      <style:text-properties fo:font-weight="normal" officeooo:rsid="021986a2" style:font-weight-asian="normal" style:font-weight-complex="normal"/>
    </style:style>
    <style:style style:name="T44" style:family="text">
      <style:text-properties fo:font-weight="normal" officeooo:rsid="021b5bb0" style:font-weight-asian="normal" style:font-weight-complex="normal"/>
    </style:style>
    <style:style style:name="T45" style:family="text">
      <style:text-properties fo:font-weight="normal" officeooo:rsid="022f3b20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officeooo:rsid="02301289"/>
    </style:style>
    <style:style style:name="T49" style:family="text">
      <style:text-properties style:text-underline-style="solid" style:text-underline-width="auto" style:text-underline-color="font-color" officeooo:rsid="02311696"/>
    </style:style>
    <style:style style:name="T50" style:family="text">
      <style:text-properties style:text-underline-style="solid" style:text-underline-width="auto" style:text-underline-color="font-color" officeooo:rsid="0237afe0"/>
    </style:style>
    <style:style style:name="T51" style:family="text">
      <style:text-properties style:text-underline-style="solid" style:text-underline-width="auto" style:text-underline-color="font-color" officeooo:rsid="0238dbd7"/>
    </style:style>
    <style:style style:name="T52" style:family="text">
      <style:text-properties style:text-underline-style="solid" style:text-underline-width="auto" style:text-underline-color="font-color" officeooo:rsid="0239e364"/>
    </style:style>
    <style:style style:name="T53" style:family="text">
      <style:text-properties style:text-underline-style="solid" style:text-underline-width="auto" style:text-underline-color="font-color" officeooo:rsid="023b80be"/>
    </style:style>
    <style:style style:name="T54" style:family="text">
      <style:text-properties style:text-underline-style="solid" style:text-underline-width="auto" style:text-underline-color="font-color" officeooo:rsid="022f3b20"/>
    </style:style>
    <style:style style:name="T55" style:family="text">
      <style:text-properties officeooo:rsid="020514c1"/>
    </style:style>
    <style:style style:name="T56" style:family="text">
      <style:text-properties officeooo:rsid="0206df77"/>
    </style:style>
    <style:style style:name="T57" style:family="text">
      <style:text-properties officeooo:rsid="0207b9e0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officeooo:rsid="01ec731e" style:font-weight-asian="normal" style:font-weight-complex="normal"/>
    </style:style>
    <style:style style:name="T60" style:family="text">
      <style:text-properties style:text-underline-style="none" fo:font-weight="normal" officeooo:rsid="02121eb0" style:font-weight-asian="normal" style:font-weight-complex="normal"/>
    </style:style>
    <style:style style:name="T61" style:family="text">
      <style:text-properties style:text-underline-style="none" fo:font-weight="normal" officeooo:rsid="0213a77d" style:font-weight-asian="normal" style:font-weight-complex="normal"/>
    </style:style>
    <style:style style:name="T62" style:family="text">
      <style:text-properties style:text-underline-style="none" fo:font-weight="normal" officeooo:rsid="0216e324" style:font-weight-asian="normal" style:font-weight-complex="normal"/>
    </style:style>
    <style:style style:name="T63" style:family="text">
      <style:text-properties style:text-underline-style="none" officeooo:rsid="023b80be"/>
    </style:style>
    <style:style style:name="T64" style:family="text">
      <style:text-properties style:text-underline-style="none" officeooo:rsid="023b912b"/>
    </style:style>
    <style:style style:name="T65" style:family="text">
      <style:text-properties officeooo:rsid="021e3404"/>
    </style:style>
    <style:style style:name="T66" style:family="text">
      <style:text-properties officeooo:rsid="021e5f2d"/>
    </style:style>
    <style:style style:name="T67" style:family="text">
      <style:text-properties officeooo:rsid="02200e60"/>
    </style:style>
    <style:style style:name="T68" style:family="text">
      <style:text-properties officeooo:rsid="0221024d"/>
    </style:style>
    <style:style style:name="T69" style:family="text">
      <style:text-properties officeooo:rsid="02217b03"/>
    </style:style>
    <style:style style:name="T70" style:family="text">
      <style:text-properties officeooo:rsid="0223299b"/>
    </style:style>
    <style:style style:name="T71" style:family="text">
      <style:text-properties officeooo:rsid="0223a431"/>
    </style:style>
    <style:style style:name="T72" style:family="text">
      <style:text-properties officeooo:rsid="02244cc6"/>
    </style:style>
    <style:style style:name="T73" style:family="text">
      <style:text-properties officeooo:rsid="0224cb66"/>
    </style:style>
    <style:style style:name="T74" style:family="text">
      <style:text-properties officeooo:rsid="022a1396"/>
    </style:style>
    <style:style style:name="T75" style:family="text">
      <style:text-properties officeooo:rsid="022b3218"/>
    </style:style>
    <style:style style:name="T76" style:family="text">
      <style:text-properties officeooo:rsid="022ee9ab"/>
    </style:style>
    <style:style style:name="T77" style:family="text">
      <style:text-properties officeooo:rsid="022f3b20"/>
    </style:style>
    <style:style style:name="T78" style:family="text">
      <style:text-properties officeooo:rsid="02301289"/>
    </style:style>
    <style:style style:name="T79" style:family="text">
      <style:text-properties officeooo:rsid="02311696"/>
    </style:style>
    <style:style style:name="T80" style:family="text">
      <style:text-properties officeooo:rsid="0231b880"/>
    </style:style>
    <style:style style:name="T81" style:family="text">
      <style:text-properties officeooo:rsid="02338a10"/>
    </style:style>
    <style:style style:name="T82" style:family="text">
      <style:text-properties officeooo:rsid="02349d55"/>
    </style:style>
    <style:style style:name="T83" style:family="text">
      <style:text-properties officeooo:rsid="02373057"/>
    </style:style>
    <style:style style:name="T84" style:family="text">
      <style:text-properties officeooo:rsid="0237afe0"/>
    </style:style>
    <style:style style:name="T85" style:family="text">
      <style:text-properties officeooo:rsid="0238dbd7"/>
    </style:style>
    <style:style style:name="T86" style:family="text">
      <style:text-properties fo:color="#ff7b72" loext:opacity="100%" fo:language="zxx" fo:country="none" fo:font-style="normal" style:text-underline-style="none" fo:font-weight="normal" fo:background-color="transparent"/>
    </style:style>
    <style:style style:name="T87" style:family="text">
      <style:text-properties fo:color="#e6edf3" loext:opacity="100%" fo:language="zxx" fo:country="none" fo:font-style="normal" style:text-underline-style="none" fo:font-weight="normal" fo:background-color="transparent"/>
    </style:style>
    <style:style style:name="T88" style:family="text">
      <style:text-properties fo:color="#f0883e" loext:opacity="100%" fo:language="zxx" fo:country="none" fo:font-style="normal" style:text-underline-style="none" fo:font-weight="bold" fo:background-color="transparent"/>
    </style:style>
    <style:style style:name="T89" style:family="text">
      <style:text-properties fo:color="#79c0ff" loext:opacity="100%" fo:language="zxx" fo:country="none" fo:font-style="normal" style:text-underline-style="none" fo:font-weight="normal" fo:background-color="transparent"/>
    </style:style>
    <style:style style:name="T90" style:family="text">
      <style:text-properties fo:color="#ff7b72" loext:opacity="100%" fo:language="zxx" fo:country="none" fo:font-style="normal" style:text-underline-style="none" fo:font-weight="bold" fo:background-color="transparent"/>
    </style:style>
    <style:style style:name="T91" style:family="text">
      <style:text-properties fo:color="#a5d6ff" loext:opacity="100%" fo:language="zxx" fo:country="none" fo:font-style="normal" style:text-underline-style="none" fo:font-weight="normal" fo:background-color="transparent"/>
    </style:style>
    <style:style style:name="T92" style:family="text">
      <style:text-properties fo:color="#6e7681" loext:opacity="100%" fo:language="zxx" fo:country="none" fo:font-style="normal" style:text-underline-style="none" fo:font-weight="normal" fo:background-color="transparent"/>
    </style:style>
    <style:style style:name="T93" style:family="text">
      <style:text-properties fo:color="#d2a8ff" loext:opacity="100%" fo:language="zxx" fo:country="none" fo:font-style="normal" style:text-underline-style="none" fo:font-weight="bold" fo:background-color="transparent"/>
    </style:style>
    <style:style style:name="T94" style:family="text">
      <style:text-properties fo:color="#ff7b72" loext:opacity="100%" fo:font-size="10pt" fo:language="zxx" fo:country="none" fo:font-style="normal" style:text-underline-style="none" fo:font-weight="normal" fo:background-color="transparent"/>
    </style:style>
    <style:style style:name="T95" style:family="text">
      <style:text-properties fo:color="#e6edf3" loext:opacity="100%" fo:font-size="10pt" fo:language="zxx" fo:country="none" fo:font-style="normal" style:text-underline-style="none" fo:font-weight="normal" fo:background-color="transparent"/>
    </style:style>
    <style:style style:name="T96" style:family="text">
      <style:text-properties fo:color="#f0883e" loext:opacity="100%" fo:font-size="10pt" fo:language="zxx" fo:country="none" fo:font-style="normal" style:text-underline-style="none" fo:font-weight="bold" fo:background-color="transparent"/>
    </style:style>
    <style:style style:name="T97" style:family="text">
      <style:text-properties fo:color="#d2a8ff" loext:opacity="100%" fo:font-size="10pt" fo:language="zxx" fo:country="none" fo:font-style="normal" style:text-underline-style="none" fo:font-weight="bold" fo:background-color="transparent"/>
    </style:style>
    <style:style style:name="T98" style:family="text">
      <style:text-properties fo:color="#ff7b72" loext:opacity="100%" fo:font-size="10pt" fo:language="zxx" fo:country="none" fo:font-style="normal" style:text-underline-style="none" fo:font-weight="bold" fo:background-color="transparent"/>
    </style:style>
    <style:style style:name="T99" style:family="text">
      <style:text-properties fo:color="#79c0ff" loext:opacity="100%" fo:font-size="10pt" fo:language="zxx" fo:country="none" fo:font-style="normal" style:text-underline-style="none" fo:font-weight="normal" fo:background-color="transparent"/>
    </style:style>
    <style:style style:name="T100" style:family="text">
      <style:text-properties fo:color="#6e7681" loext:opacity="100%" fo:font-size="10pt" fo:language="zxx" fo:country="none" fo:font-style="normal" style:text-underline-style="none" fo:font-weight="normal" fo:background-color="transparent"/>
    </style:style>
    <style:style style:name="T101" style:family="text">
      <style:text-properties fo:color="#a5d6ff" loext:opacity="100%" fo:font-size="10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ch2_options="{'Style': 'github-dark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0d1117" fo:min-height="1.5256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github-dark', 'Language': 'Python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0d1117" fo:min-height="1.6953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github-dark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0d1117" fo:min-height="3.729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in" draw:fill="solid" draw:fill-color="#a0a0a0" draw:textarea-vertical-align="top" draw:auto-grow-height="false" fo:min-height="0in" fo:min-width="6.5736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5" style:family="graphic">
      <style:graphic-properties draw:stroke="solid" svg:stroke-width="0.0209in" svg:stroke-color="#0d0d0d" draw:stroke-linejoin="round" draw:fill="none" loext:fill-use-slide-background="false" draw:textarea-vertical-align="top" draw:auto-grow-height="false" fo:min-height="0in" fo:min-width="3.4874in" fo:padding-top="0.0492in" fo:padding-bottom="0.0492in" fo:padding-left="0.0984in" fo:padding-right="0.0984in" fo:wrap-option="wrap" fo:margin-left="0.011in" fo:margin-right="0.0102in" fo:margin-top="0.0102in" fo:margin-bottom="0.0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Title">Computational Project</text:p>
      <text:p text:style-name="Subtitle"><draw:custom-shape text:anchor-type="as-char" style:rel-width="100%" draw:z-index="22" draw:name="Shape1" draw:style-name="gr4" draw:text-style-name="P74" svg:width="6.7705in" svg:height="0.023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<text:s/></text:span><text:span text:style-name="T8"><text:s/></text:span><text:span text:style-name="T9">Presentation of ICARUS package</text:span></text:p>
      <text:p text:style-name="P22"/>
      <text:p text:style-name="P22"/>
      <text:p text:style-name="P22"/>
      <text:p text:style-name="P22"/>
      <text:p text:style-name="P22"/>
      <text:p text:style-name="P22"/>
      <text:list text:style-name="L1">
        <text:list-header>
          <text:p text:style-name="P51"/>
        </text:list-header>
      </text:list>
      <text:p text:style-name="P22"/>
      <text:p text:style-name="P22"/>
      <text:p text:style-name="P22"/>
      <text:p text:style-name="P24"/>
      <text:p text:style-name="P33"/>
      <text:p text:style-name="P33"/>
      <text:p text:style-name="P27"><text:span text:style-name="T12">Author: </text:span><text:span text:style-name="T11">Tryfonas Themas </text:span></text:p>
      <text:p text:style-name="P28"><text:span text:style-name="T13">Supervising Professor: PhD. </text:span><text:span text:style-name="T10">Voutsinas Spyridon</text:span></text:p>
      <text:p text:style-name="P25">Athens, October 2023</text:p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29"><text:a xlink:type="simple" xlink:href="#__RefHeading___Toc4163_2464197079" text:style-name="Index_20_Link" text:visited-style-name="Index_20_Link">Introduction<text:tab/>3</text:a></text:p>
          <text:p text:style-name="P29"><text:a xlink:type="simple" xlink:href="#__RefHeading___Toc4165_2464197079" text:style-name="Index_20_Link" text:visited-style-name="Index_20_Link">Motivation<text:tab/>3</text:a></text:p>
          <text:p text:style-name="P29"><text:a xlink:type="simple" xlink:href="#__RefHeading___Toc4226_2464197079" text:style-name="Index_20_Link" text:visited-style-name="Index_20_Link">Code Documentation<text:tab/>4</text:a></text:p>
          <text:p text:style-name="P29"><text:a xlink:type="simple" xlink:href="#__RefHeading___Toc4167_2464197079" text:style-name="Index_20_Link" text:visited-style-name="Index_20_Link">Program Overview<text:tab/>4</text:a></text:p>
          <text:p text:style-name="P29"><text:a xlink:type="simple" xlink:href="#__RefHeading___Toc4169_2464197079" text:style-name="Index_20_Link" text:visited-style-name="Index_20_Link">Modules Overview<text:tab/>4</text:a></text:p>
          <text:p text:style-name="P30"><text:a xlink:type="simple" xlink:href="#__RefHeading___Toc4171_2464197079" text:style-name="Index_20_Link" text:visited-style-name="Index_20_Link">1. Workers and Analyses<text:tab/>4</text:a></text:p>
          <text:p text:style-name="P30"><text:a xlink:type="simple" xlink:href="#__RefHeading___Toc4173_2464197079" text:style-name="Index_20_Link" text:visited-style-name="Index_20_Link">2. Solvers<text:tab/>4</text:a></text:p>
          <text:p text:style-name="P30"><text:a xlink:type="simple" xlink:href="#__RefHeading___Toc4175_2464197079" text:style-name="Index_20_Link" text:visited-style-name="Index_20_Link">3. Airfoils<text:tab/>4</text:a></text:p>
          <text:p text:style-name="P30"><text:a xlink:type="simple" xlink:href="#__RefHeading___Toc4177_2464197079" text:style-name="Index_20_Link" text:visited-style-name="Index_20_Link">4. Vehicles<text:tab/>4</text:a></text:p>
          <text:p text:style-name="P30"><text:a xlink:type="simple" xlink:href="#__RefHeading___Toc4179_2464197079" text:style-name="Index_20_Link" text:visited-style-name="Index_20_Link">5. Environment<text:tab/>4</text:a></text:p>
          <text:p text:style-name="P30"><text:a xlink:type="simple" xlink:href="#__RefHeading___Toc4181_2464197079" text:style-name="Index_20_Link" text:visited-style-name="Index_20_Link">6. Database<text:tab/>4</text:a></text:p>
          <text:p text:style-name="P30"><text:a xlink:type="simple" xlink:href="#__RefHeading___Toc4183_2464197079" text:style-name="Index_20_Link" text:visited-style-name="Index_20_Link">7. Input Output<text:tab/>5</text:a></text:p>
          <text:p text:style-name="P31"><text:a xlink:type="simple" xlink:href="#__RefHeading___Toc4185_2464197079" text:style-name="Index_20_Link" text:visited-style-name="Index_20_Link">(a) OpenFoam / StructAirfoilMesher<text:tab/>5</text:a></text:p>
          <text:p text:style-name="P31"><text:a xlink:type="simple" xlink:href="#__RefHeading___Toc4187_2464197079" text:style-name="Index_20_Link" text:visited-style-name="Index_20_Link">(b) Xfoil<text:tab/>5</text:a></text:p>
          <text:p text:style-name="P31"><text:a xlink:type="simple" xlink:href="#__RefHeading___Toc4189_2464197079" text:style-name="Index_20_Link" text:visited-style-name="Index_20_Link">(c) Foil2Wake<text:tab/>5</text:a></text:p>
          <text:p text:style-name="P31"><text:a xlink:type="simple" xlink:href="#__RefHeading___Toc4191_2464197079" text:style-name="Index_20_Link" text:visited-style-name="Index_20_Link">(d) GenuVP3-7<text:tab/>5</text:a></text:p>
          <text:p text:style-name="P31"><text:a xlink:type="simple" xlink:href="#__RefHeading___Toc4193_2464197079" text:style-name="Index_20_Link" text:visited-style-name="Index_20_Link">(e) Lifting Surface Potential Theory Solver<text:tab/>5</text:a></text:p>
          <text:p text:style-name="P30"><text:a xlink:type="simple" xlink:href="#__RefHeading___Toc4195_2464197079" text:style-name="Index_20_Link" text:visited-style-name="Index_20_Link">8. Aerodynamics<text:tab/>5</text:a></text:p>
          <text:p text:style-name="P30"><text:a xlink:type="simple" xlink:href="#__RefHeading___Toc4197_2464197079" text:style-name="Index_20_Link" text:visited-style-name="Index_20_Link">9. Conceptual Design<text:tab/>5</text:a></text:p>
          <text:p text:style-name="P30"><text:a xlink:type="simple" xlink:href="#__RefHeading___Toc4199_2464197079" text:style-name="Index_20_Link" text:visited-style-name="Index_20_Link">10. Flight Dynamics And State<text:tab/>5</text:a></text:p>
          <text:p text:style-name="P30"><text:a xlink:type="simple" xlink:href="#__RefHeading___Toc4201_2464197079" text:style-name="Index_20_Link" text:visited-style-name="Index_20_Link">11. Mission<text:tab/>5</text:a></text:p>
          <text:p text:style-name="P30"><text:a xlink:type="simple" xlink:href="#__RefHeading___Toc4203_2464197079" text:style-name="Index_20_Link" text:visited-style-name="Index_20_Link">12. Visualization<text:tab/>5</text:a></text:p>
          <text:p text:style-name="P30"><text:a xlink:type="simple" xlink:href="#__RefHeading___Toc4205_2464197079" text:style-name="Index_20_Link" text:visited-style-name="Index_20_Link">13. Core<text:tab/>5</text:a></text:p>
          <text:p text:style-name="P29"><text:a xlink:type="simple" xlink:href="#__RefHeading___Toc4207_2464197079" text:style-name="Index_20_Link" text:visited-style-name="Index_20_Link">Example Usage<text:tab/>6</text:a></text:p>
          <text:p text:style-name="P29"><text:a xlink:type="simple" xlink:href="#__RefHeading___Toc4209_2464197079" text:style-name="Index_20_Link" text:visited-style-name="Index_20_Link">Future Development and Goals<text:tab/>6</text:a></text:p>
        </text:index-body>
      </text:table-of-content>
      <text:list xml:id="list1063965863" text:style-name="WWNum2">
        <text:list-item>
          <text:h text:style-name="P42" text:outline-level="1"><text:bookmark-start text:name="__RefHeading___Toc4163_2464197079"/><text:soft-page-break/>Introduction<text:bookmark-end text:name="__RefHeading___Toc4163_2464197079"/></text:h>
        </text:list-item>
      </text:list>
      <text:p text:style-name="P18"><text:span text:style-name="T36">The following report serves to provide an analysis of the workings and structure of the ICARUS software package, </text:span><text:span text:style-name="T38">as well as some examples of usage</text:span><text:span text:style-name="T36">. </text:span><text:span text:style-name="T37">The package is an open source tool for the design and analysis of aircraft, </text:span><text:span text:style-name="T39">with emphasis on an abstract, parametric and modular modeling. Most of the source code </text:span><text:span text:style-name="T37">is </text:span><text:span text:style-name="T39">currently </text:span><text:span text:style-name="T37">written in Python. </text:span><text:span text:style-name="T39">This choice was made deliberately for several reason</text:span><text:span text:style-name="T40">s</text:span><text:span text:style-name="T39">:</text:span></text:p>
      <text:list text:style-name="L2">
        <text:list-item>
          <text:p text:style-name="P52"><text:span text:style-name="T36">The </text:span><text:span text:style-name="T41">P</text:span><text:span text:style-name="T36">ython language enables </text:span><text:span text:style-name="T47">rabid development</text:span><text:span text:style-name="T36"> and prototyping.</text:span></text:p>
        </text:list-item>
        <text:list-item>
          <text:p text:style-name="P52"><text:span text:style-name="T36">The </text:span><text:span text:style-name="T41">P</text:span><text:span text:style-name="T36">ython language can be </text:span><text:span text:style-name="T47">easily read</text:span><text:span text:style-name="T36"> by non-programmers as it resembles natural language more closely than other alternatives.</text:span></text:p>
        </text:list-item>
        <text:list-item>
          <text:p text:style-name="P52"><text:span text:style-name="T36">Python provides a </text:span><text:span text:style-name="T47">rich ecosystem</text:span><text:span text:style-name="T36"> of computational and numerical </text:span><text:span text:style-name="T42">open-source </text:span><text:span text:style-name="T36">packages (e.g. Numpy, Scipy, Scikit-Learn etc.) with high level API’s that when utilized correctly can generate high performance code </text:span><text:span text:style-name="T42">and implement most algorithms that are needed in engineering tasks</text:span><text:span text:style-name="T36">.</text:span></text:p>
        </text:list-item>
        <text:list-item>
          <text:p text:style-name="P52"><text:span text:style-name="T47">Object-Oriented</text:span><text:span text:style-name="T36"> programming can make modeling of complex objects (a</text:span><text:span text:style-name="T43">erial</text:span><text:span text:style-name="T36"> </text:span><text:span text:style-name="T43">vehicles </text:span><text:span text:style-name="T36">in our case) <text:s/>much more concise as it requires partitioning of attributes and </text:span><text:span text:style-name="T44">functions</text:span><text:span text:style-name="T36">. This enables the creation of complex workflows in a relatively short time.</text:span></text:p>
        </text:list-item>
      </text:list>
      <text:p text:style-name="P10"><text:span text:style-name="T59">The </text:span><text:span text:style-name="T60">ICARUS </text:span><text:span text:style-name="T59">package is designed to be used by aircraft designers, engineers </text:span><text:span text:style-name="T61">and students</text:span><text:span text:style-name="T59">. </text:span><text:span text:style-name="T62">All the source code is hosted openly in </text:span><text:span text:style-name="T59">the following </text:span><text:span text:style-name="T62">repository</text:span><text:span text:style-name="T59">: </text:span><text:a xlink:type="simple" xlink:href="https://github.com/trifwn/Icarus" text:style-name="Internet_20_link" text:visited-style-name="Visited_20_Internet_20_Link">https://github.com/trifwn/Icarus</text:a><text:span text:style-name="T59">.</text:span></text:p>
      <text:list xml:id="list123631880480421" text:continue-list="list1063965863" text:style-name="WWNum2">
        <text:list-item>
          <text:h text:style-name="P43" text:outline-level="1"><text:bookmark-start text:name="__RefHeading___Toc4165_2464197079"/>Motivation<text:bookmark-end text:name="__RefHeading___Toc4165_2464197079"/></text:h>
        </text:list-item>
      </text:list>
      <text:p text:style-name="P14"><text:span text:style-name="T69">T</text:span><text:span text:style-name="T35">he project was inspired by a</text:span><text:span text:style-name="T69">n effort to study a </text:span><text:span text:style-name="T35">model aircraft designed by EUROAVIA Athens for the European Competion “Air Cargo Challenge” (ACC) that failed to fly because of </text:span><text:span text:style-name="T69">d</text:span><text:span text:style-name="T35">ynamic instability (hence the ICARUS name). </text:span></text:p>
      <text:p text:style-name="P12">The motivation behind developing ICARUS was to provide a versatile and accessible platform for aircraft designers and engineers <text:span text:style-name="T65">that expedites research and development</text:span>. <text:span text:style-name="T65">In the area of aerospace most popular software, that can be used to design aircraft fall in one of two categories:</text:span></text:p>
      <text:list text:style-name="L3">
        <text:list-item>
          <text:p text:style-name="P53">They are problem specific and have a steep learning curve. This category includes most of aerodynamic solvers that are available in academia. Since their purpose is to produce high-fidelity results in a computationally effective manner, they are mostly written in low-level hard to read and even harder to debug languages, that make them difficult to work with. This is especially true, when someone wants to use the code in a not as designed way or incorporate them in a custom workflow. </text:p>
        </text:list-item>
        <text:list-item>
          <text:p text:style-name="P53">They are commercial <text:span text:style-name="T66">and closed-source. In most cases, they are </text:span>either not available to the general public or obscured behind paywalls. <text:span text:style-name="T66">Typically, these software packages, are addressed </text:span><text:span text:style-name="T68">to</text:span><text:span text:style-name="T66"> </text:span><text:span text:style-name="T67">and tailor-made for </text:span><text:span text:style-name="T66">large </text:span><text:span text:style-name="T67">corporations. </text:span><text:span text:style-name="T68">The learning curve of such software can also be </text:span><text:soft-page-break/><text:span text:style-name="T68">cumbersome and prototyping new workflows with them is difficult if not impossible due to their closed-source nature.</text:span></text:p>
        </text:list-item>
      </text:list>
      <text:p text:style-name="P14">On the basis of these ICARUS hopes to provide a high level abstraction between aircraft design and modeling and aerodynamic computations. <text:span text:style-name="T74">The way this is achieved, and the choices that enable it, will be discussed </text:span><text:span text:style-name="T75">further along the report.</text:span></text:p>
      <text:list text:continue-list="list123631880480421" text:style-name="WWNum2">
        <text:list-item>
          <text:h text:style-name="P45" text:outline-level="1"><text:bookmark-start text:name="__RefHeading___Toc4226_2464197079"/>Code Documentation<text:bookmark-end text:name="__RefHeading___Toc4226_2464197079"/></text:h>
        </text:list-item>
      </text:list>
      <text:p text:style-name="P15">Detailed code documentation is available within the ICARUS <text:span text:style-name="T70">repository</text:span>, <text:span text:style-name="T55">in the form of </text:span><text:span text:style-name="T71">code </text:span><text:span text:style-name="T55">comments</text:span>, providing users with information on the <text:span text:style-name="T56">usage of almost all functions and classes</text:span>. The documentation is essential for users looking to understand and effectively utilize the capabilities of ICARUS in their aircraft design and analysis <text:span text:style-name="T72">process</text:span>, <text:span text:style-name="T56">or contribute </text:span><text:span text:style-name="T73">to</text:span><text:span text:style-name="T56"> the project</text:span>. <text:span text:style-name="T57">Currently, work is done to make the documentation available online.</text:span></text:p>
      <text:list text:continue-numbering="true" text:style-name="WWNum2">
        <text:list-item>
          <text:h text:style-name="P46" text:outline-level="1"><text:bookmark-start text:name="__RefHeading___Toc4167_2464197079"/>Program Overview<text:bookmark-end text:name="__RefHeading___Toc4167_2464197079"/></text:h>
        </text:list-item>
      </text:list>
      <text:p text:style-name="P16">The ICARUS package is comprised of different modules that interact with each other but are mostly self-contained in terms of functionality.</text:p>
      <text:list xml:id="list123633093499345" text:continue-numbering="true" text:style-name="WWNum2">
        <text:list-item>
          <text:h text:style-name="P46" text:outline-level="1"><text:bookmark-start text:name="__RefHeading___Toc4169_2464197079"/>Modules Overview<text:bookmark-end text:name="__RefHeading___Toc4169_2464197079"/></text:h>
        </text:list-item>
      </text:list>
      <text:p text:style-name="P38"><text:span text:style-name="T20">T</text:span><text:span text:style-name="T19">he modules that comprise ICARUS </text:span><text:span text:style-name="T21">will be discussed individually in this section of the report. During the explanation of each of the modules effort will be given to provide the reader some usage examples. </text:span></text:p>
      <text:list xml:id="list2964899648" text:style-name="L4">
        <text:list-item>
          <text:h text:style-name="P48" text:outline-level="2"><text:bookmark-start text:name="__RefHeading___Toc4171_2464197079"/>Workers and Analyses<text:bookmark-end text:name="__RefHeading___Toc4171_2464197079"/></text:h>
        </text:list-item>
      </text:list>
      <text:p text:style-name="P17">The basic abstraction from which ICARUS derives most of its significance is the <text:span text:style-name="T46">Workers</text:span> module. A <text:span text:style-name="T46">Worker</text:span> in these terms is a process that takes some input and derives a specific output <text:span text:style-name="T76">based on a specified algorithm</text:span>. <text:span text:style-name="T77">Each </text:span><text:span text:style-name="T45">worker</text:span><text:span text:style-name="T77">, therefore, is in-terms of our workflow a </text:span><text:span text:style-name="T54">solver</text:span><text:span text:style-name="T77"> that takes an engineering concept (abstraction) translates it to computational input, performs computations, derives the output, and process it back to </text:span><text:span text:style-name="T78">a result we are interested in</text:span><text:span text:style-name="T77">.</text:span></text:p>
      <text:p text:style-name="P17"><text:span text:style-name="T78">For instance, when investigating the lift-drag characteristics of a wing: Our internal representation of the wing represents the object we want to study. The </text:span><text:span text:style-name="T48">worker</text:span><text:span text:style-name="T78"> </text:span><text:span text:style-name="T79">will need to employ a </text:span><text:span text:style-name="T49">Solver</text:span><text:span text:style-name="T78">, for instance </text:span><text:span text:style-name="T80">GenuVP3</text:span><text:span text:style-name="T78">, that can interpret specific input </text:span><text:span text:style-name="T79">and perform computations. The </text:span><text:span text:style-name="T80">task of the worker is to translate our internal representation of a </text:span><text:span text:style-name="T81">w</text:span><text:span text:style-name="T80">ing in the specific format that the solver expects it, manage the computation from a high level (allocate CPU-cores and memory), track its progress, and at the end collect the results and translate them back </text:span><text:span text:style-name="T82">to a datatype that is convenient from a computational and programming perspective. </text:span><text:span text:style-name="T83">In the specific example, the last step implies, to rotate and divide the forces computed so as to calculate </text:span><text:span text:style-name="T83"><draw:frame draw:style-name="fr3" draw:name="Object1" text:anchor-type="as-char" svg:y="-0.1484in" svg:width="0.2047in" svg:height="0.1846in" draw:z-index="18"><draw:object xlink:href="./Object 1" xlink:type="simple" xlink:show="embed" xlink:actuate="onLoad"/><draw:image xlink:href="./ObjectReplacements/Object 1" xlink:type="simple" xlink:show="embed" xlink:actuate="onLoad"/></draw:frame></text:span><text:span text:style-name="T83"><text:s/>and </text:span><text:span text:style-name="T83"><draw:frame draw:style-name="fr3" draw:name="Object2" text:anchor-type="as-char" svg:y="-0.1484in" svg:width="0.2374in" svg:height="0.1846in" draw:z-index="19"><draw:object xlink:href="./Object 2" xlink:type="simple" xlink:show="embed" xlink:actuate="onLoad"/><draw:image xlink:href="./ObjectReplacements/Object 2" xlink:type="simple" xlink:show="embed" xlink:actuate="onLoad"/></draw:frame></text:span><text:span text:style-name="T83">. </text:span><text:span text:style-name="T84">This whole process is defined to be an </text:span><text:span text:style-name="T50">Analys</text:span><text:span text:style-name="T51">i</text:span><text:span text:style-name="T50">s</text:span><text:span text:style-name="T84"> </text:span><text:span text:style-name="T85">and is defined by a set of </text:span><text:span text:style-name="T52">O</text:span><text:span text:style-name="T51">ptions</text:span><text:span text:style-name="T85">.</text:span></text:p>
      <text:p text:style-name="P11"><text:soft-page-break/><text:span text:style-name="T58">Recapping the above, in ICARUS all computation is handled by </text:span><text:span text:style-name="T63">w</text:span><text:span text:style-name="T58">orkers which model </text:span><text:span text:style-name="T46">Solvers</text:span><text:span text:style-name="T58"> that can perform computations, name </text:span><text:span text:style-name="T46">Analyses</text:span><text:span text:style-name="T58">, based on the </text:span><text:span text:style-name="T53">O</text:span><text:span text:style-name="T46">ptions</text:span><text:span text:style-name="T58"> we specify! </text:span><text:span text:style-name="T63">These three </text:span><text:span text:style-name="T64">abstract concepts are the basis of any workflow we specify and will now be examined separately.</text:span></text:p>
      <text:p text:style-name="P34">Solver</text:p>
      <text:p text:style-name="P13">A solver is initialized by Calling the following (__init__ function):</text:p>
      <text:p text:style-name="P19"><draw:frame text:anchor-type="paragraph" draw:z-index="24" draw:name="Text Frame 2" draw:style-name="gr2" draw:text-style-name="P73" svg:width="6.7016in" svg:height="1.6953in" svg:x="0.0252in" svg:y="0.0618in"><draw:text-box><text:p><text:span text:style-name="T87"><text:s text:c="4"/></text:span><text:span text:style-name="T86">def</text:span><text:span text:style-name="T87"> </text:span><text:span text:style-name="T93">__init__</text:span><text:span text:style-name="T87">(self, name: str, solver_type: str, fidelity: int, db: DB) </text:span><text:span text:style-name="T90">-&gt;</text:span><text:span text:style-name="T87"> </text:span><text:span text:style-name="T89">None</text:span><text:span text:style-name="T87">:</text:span></text:p><text:p><text:span text:style-name="T92"><text:s text:c="8"/></text:span><text:span text:style-name="T91">"""</text:span></text:p><text:p><text:span text:style-name="T91"><text:s text:c="8"/></text:span><text:span text:style-name="T91">Initialize the Solver class.</text:span></text:p><text:p><text:span text:style-name="T91"/></text:p><text:p><text:span text:style-name="T91"><text:s text:c="8"/></text:span><text:span text:style-name="T91">Args:</text:span></text:p><text:p><text:span text:style-name="T91"><text:s text:c="12"/></text:span><text:span text:style-name="T91">name (str): Solver Name.</text:span></text:p><text:p><text:span text:style-name="T91"><text:s text:c="12"/></text:span><text:span text:style-name="T91">solver_type (str): Solver Type.</text:span></text:p><text:p><text:span text:style-name="T91"><text:s text:c="12"/></text:span><text:span text:style-name="T91">fidelity (int): Fidelity of the solver.</text:span></text:p><text:p><text:span text:style-name="T91"><text:s text:c="12"/></text:span><text:span text:style-name="T91">db (DB): Database.</text:span></text:p><text:p><text:span text:style-name="T91"><text:s text:c="8"/></text:span><text:span text:style-name="T91">"""</text:span></text:p></draw:text-box></draw:frame>We specify the solver with:</text:p>
      <text:list text:style-name="L5">
        <text:list-item>
          <text:p text:style-name="P54">A name we assign to it. E.g. GenuVP3</text:p>
        </text:list-item>
        <text:list-item>
          <text:p text:style-name="P54">A type, which serves as a description. E.g. 3D-Vortex-Particle-Method or VPM</text:p>
        </text:list-item>
        <text:list-item>
          <text:p text:style-name="P54">A fidelity, which describes the accuracy of the results we expect to get from it. As a convention there are three fidelity levels:</text:p>
          <text:list>
            <text:list-item>
              <text:p text:style-name="P54">0 - Representing a zero-cost but extremely inaccurate calculation (e.g. conceptual design)</text:p>
            </text:list-item>
            <text:list-item>
              <text:p text:style-name="P54">1 – Representing a relatively fast and not completely inaccurate calculation (e.g. statistical models)</text:p>
            </text:list-item>
            <text:list-item>
              <text:p text:style-name="P54">2 – Representing a relatively slow but somewhat accurate calculation (e.g. 2D Integral Boundary Layer methods for the study of airfoils)</text:p>
            </text:list-item>
            <text:list-item>
              <text:p text:style-name="P54">3 – Representing a usually costly but accurate calculation (e.g. CFD)</text:p>
            </text:list-item>
          </text:list>
        </text:list-item>
      </text:list>
      <text:p text:style-name="P20">After we have our <text:span text:style-name="T46">Solver</text:span> Object we can add analyses to it.</text:p>
      <text:p text:style-name="P34">Analysis</text:p>
      <text:p text:style-name="P35">An analysis is the bread-and-butter of computation it has to define:</text:p>
      <text:list text:style-name="L6">
        <text:list-item>
          <text:p text:style-name="P56">How we communicate with our solver</text:p>
        </text:list-item>
        <text:list-item>
          <text:p text:style-name="P56">What data we need to pass to it </text:p>
        </text:list-item>
        <text:list-item>
          <text:p text:style-name="P58"><text:span text:style-name="T15">W</text:span><text:span text:style-name="T14">hat options we need to specify </text:span><text:span text:style-name="T18">for it to run</text:span></text:p>
        </text:list-item>
        <text:list-item>
          <text:p text:style-name="P59"><text:span text:style-name="T14">How we must pr</text:span><text:span text:style-name="T17">e</text:span><text:span text:style-name="T14">-process</text:span><text:span text:style-name="T16"> and <text:s/></text:span><text:span text:style-name="T14">post-process the data</text:span></text:p>
        </text:list-item>
      </text:list>
      <text:p text:style-name="P39"><text:soft-page-break/><text:span text:style-name="T14">We initialize an analysis by calling the following:</text:span></text:p>
      <text:p text:style-name="P36"><draw:frame text:anchor-type="paragraph" draw:z-index="23" draw:name="Text Frame 1" draw:style-name="gr3" draw:text-style-name="P73" svg:width="6.7331in" svg:height="3.7303in" svg:x="0.0126in" svg:y="0.0598in"><draw:text-box><text:p><text:span text:style-name="T94">class</text:span><text:span text:style-name="T95"> </text:span><text:span text:style-name="T96">Analysis</text:span><text:span text:style-name="T95">:</text:span></text:p><text:p><text:span text:style-name="T95"><text:s text:c="4"/></text:span><text:span text:style-name="T94">def</text:span><text:span text:style-name="T95"> </text:span><text:span text:style-name="T97">__init__</text:span><text:span text:style-name="T95">(</text:span></text:p><text:p><text:span text:style-name="T95"><text:s text:c="8"/></text:span><text:span text:style-name="T95">self,</text:span></text:p><text:p><text:span text:style-name="T95"><text:s text:c="8"/></text:span><text:span text:style-name="T95">solver_name: str,</text:span></text:p><text:p><text:span text:style-name="T95"><text:s text:c="8"/></text:span><text:span text:style-name="T95">analysis_name: str,</text:span></text:p><text:p><text:span text:style-name="T95"><text:s text:c="8"/></text:span><text:span text:style-name="T95">run_function: Callable[</text:span><text:span text:style-name="T98">...</text:span><text:span text:style-name="T95">, Any],</text:span></text:p><text:p><text:span text:style-name="T95"><text:s text:c="8"/></text:span><text:span text:style-name="T95">options: Struct </text:span><text:span text:style-name="T98">|</text:span><text:span text:style-name="T95"> dict[str, Any],</text:span></text:p><text:p><text:span text:style-name="T95"><text:s text:c="8"/></text:span><text:span text:style-name="T95">solver_options: Struct </text:span><text:span text:style-name="T98">|</text:span><text:span text:style-name="T95"> dict[str, Any] </text:span><text:span text:style-name="T98">=</text:span><text:span text:style-name="T95"> {},</text:span></text:p><text:p><text:span text:style-name="T95"><text:s text:c="8"/></text:span><text:span text:style-name="T95">unhook: Callable[</text:span><text:span text:style-name="T98">...</text:span><text:span text:style-name="T95">, Any] </text:span><text:span text:style-name="T98">|</text:span><text:span text:style-name="T95"> </text:span><text:span text:style-name="T99">None</text:span><text:span text:style-name="T95"> </text:span><text:span text:style-name="T98">=</text:span><text:span text:style-name="T95"> </text:span><text:span text:style-name="T99">None</text:span><text:span text:style-name="T95">,</text:span></text:p><text:p><text:span text:style-name="T95"><text:s text:c="4"/></text:span><text:span text:style-name="T95">) </text:span><text:span text:style-name="T98">-&gt;</text:span><text:span text:style-name="T95"> </text:span><text:span text:style-name="T99">None</text:span><text:span text:style-name="T95">:</text:span></text:p><text:p><text:span text:style-name="T100"><text:s text:c="8"/></text:span><text:span text:style-name="T101">"""</text:span></text:p><text:p><text:span text:style-name="T101"><text:s text:c="8"/></text:span><text:span text:style-name="T101">Initializes an Analysis object</text:span></text:p><text:p><text:span text:style-name="T101"/></text:p><text:p><text:span text:style-name="T101"><text:s text:c="8"/></text:span><text:span text:style-name="T101">Args:</text:span></text:p><text:p><text:span text:style-name="T101"><text:s text:c="12"/></text:span><text:span text:style-name="T101">solver_name (str): Name of the associated solver</text:span></text:p><text:p><text:span text:style-name="T101"><text:s text:c="12"/></text:span><text:span text:style-name="T101">analysis_name (str): Name of the analysis</text:span></text:p><text:p><text:span text:style-name="T101"><text:s text:c="12"/></text:span><text:span text:style-name="T101">run_function (Callable[..., Any]): Function to run the analysis</text:span></text:p><text:p><text:span text:style-name="T101"><text:s text:c="12"/></text:span><text:span text:style-name="T101">options (Struct | dict[str, Any]): Analysis options</text:span></text:p><text:p><text:span text:style-name="T101"><text:s text:c="12"/></text:span><text:span text:style-name="T101">solver_options (Struct | dict[str,Any], optional): Solver Options . Defaults to {}.</text:span></text:p><text:p><text:span text:style-name="T101"><text:s text:c="12"/></text:span><text:span text:style-name="T101">unhook (Callable[...,Any] | None, optional): Function to run after the analysis Mainly for post processing. 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 <text:s text:c="10"/>Defaults to None.</text:span></text:p><text:p><text:span text:style-name="T101"><text:s text:c="8"/></text:span><text:span text:style-name="T101">"""</text:span></text:p></draw:text-box></draw:frame>As we can see we must specify the following:</text:p>
      <text:list text:style-name="L7">
        <text:list-item>
          <text:p text:style-name="P57">The name of the solver it corresponds to (e.g. Xfoil)</text:p>
        </text:list-item>
        <text:list-item>
          <text:p text:style-name="P57">The name of the analysis (Sequential Angle run for Multiple Reynolds with parallel computation)</text:p>
        </text:list-item>
        <text:list-item>
          <text:p text:style-name="P57">The function that is run to perform the analysis</text:p>
        </text:list-item>
        <text:list-item>
          <text:p text:style-name="P57">The options that should be provided for the above function</text:p>
        </text:list-item>
        <text:list-item>
          <text:p text:style-name="P57">The solver options we can tune. (Internal Solver Variables that we can specify or leave to their default value)</text:p>
        </text:list-item>
        <text:list-item>
          <text:p text:style-name="P57">An unhook function that is run once the solver has run and produced the results need.</text:p>
        </text:list-item>
      </text:list>
      <text:p text:style-name="P37">Options</text:p>
      <text:p text:style-name="P21"><draw:frame text:anchor-type="paragraph" draw:z-index="25" draw:name="Text Frame 3" draw:style-name="gr1" draw:text-style-name="P73" svg:width="6.6906in" svg:height="1.526in" svg:x="0.0075in" svg:y="-0.0311in"><draw:text-box><text:p><text:span text:style-name="T86">class</text:span><text:span text:style-name="T87"> </text:span><text:span text:style-name="T88">Option</text:span><text:span text:style-name="T87">:</text:span></text:p><text:p><text:span text:style-name="T87"><text:s text:c="4"/></text:span><text:span text:style-name="T89">__slots__</text:span><text:span text:style-name="T87"> </text:span><text:span text:style-name="T90">=</text:span><text:span text:style-name="T87"> [</text:span><text:span text:style-name="T91">"name"</text:span><text:span text:style-name="T87">, </text:span><text:span text:style-name="T91">"value"</text:span><text:span text:style-name="T87">, </text:span><text:span text:style-name="T91">"description"</text:span><text:span text:style-name="T87">, </text:span><text:span text:style-name="T91">"option_type"</text:span><text:span text:style-name="T87">]</text:span></text:p><text:p><text:span text:style-name="T92"/></text:p><text:p><text:span text:style-name="T87"><text:s text:c="4"/></text:span><text:span text:style-name="T86">def</text:span><text:span text:style-name="T87"> </text:span><text:span text:style-name="T93">__init__</text:span><text:span text:style-name="T87">(self, name: str, value: Any, description: str, option_type: Any) </text:span><text:span text:style-name="T90">-&gt;</text:span><text:span text:style-name="T87"> </text:span><text:span text:style-name="T89">None</text:span><text:span text:style-name="T87">:</text:span></text:p><text:p><text:span text:style-name="T87"><text:s text:c="8"/></text:span><text:span text:style-name="T87">self</text:span><text:span text:style-name="T90">.</text:span><text:span text:style-name="T87">name </text:span><text:span text:style-name="T90">=</text:span><text:span text:style-name="T87"> name</text:span></text:p><text:p><text:span text:style-name="T87"><text:s text:c="8"/></text:span><text:span text:style-name="T87">self</text:span><text:span text:style-name="T90">.</text:span><text:span text:style-name="T87">value </text:span><text:span text:style-name="T90">=</text:span><text:span text:style-name="T87"> value</text:span></text:p><text:p><text:span text:style-name="T87"><text:s text:c="8"/></text:span><text:span text:style-name="T87">self</text:span><text:span text:style-name="T90">.</text:span><text:span text:style-name="T87">description: str </text:span><text:span text:style-name="T90">=</text:span><text:span text:style-name="T87"> description</text:span></text:p><text:p><text:span text:style-name="T87"><text:s text:c="8"/></text:span><text:span text:style-name="T87">self</text:span><text:span text:style-name="T90">.</text:span><text:span text:style-name="T87">option_type </text:span><text:span text:style-name="T90">=</text:span><text:span text:style-name="T87"> option_type</text:span></text:p><text:p><text:span text:style-name="T92"/></text:p></draw:text-box></draw:frame>All options that are specified in an analysis (options and solver_options) are defined by their:</text:p>
      <text:list text:style-name="L8">
        <text:list-item>
          <text:p text:style-name="P55"><text:soft-page-break/>Name. E.g. Angles to Run Xfoil.</text:p>
        </text:list-item>
        <text:list-item>
          <text:p text:style-name="P55">Value. E.g. 1,2,3,4,5,6.</text:p>
        </text:list-item>
        <text:list-item>
          <text:p text:style-name="P55">Description of their purpose. E.g. Angles to run Xfoil analysis.</text:p>
        </text:list-item>
        <text:list-item>
          <text:p text:style-name="P55">Datatype they expect. E.g. list of floating point numbers.</text:p>
        </text:list-item>
      </text:list>
      <text:list xml:id="list123632547990347" text:continue-list="list2964899648" text:style-name="L4">
        <text:list-item>
          <text:h text:style-name="P49" text:outline-level="2"><text:bookmark-start text:name="__RefHeading___Toc4173_2464197079"/>Solvers<text:bookmark-end text:name="__RefHeading___Toc4173_2464197079"/></text:h>
        </text:list-item>
      </text:list>
      <text:p text:style-name="P60"><text:span text:style-name="T25">Currently there exist 6 solvers in ICARUS. However with the above abstraction the addition of new ones is streamlined and cut-and-dry. The Solvers that are incorporated are divided into two main categories (subpackages): Airfoil and Airplane </text:span><text:span text:style-name="T26">solvers. </text:span><text:span text:style-name="T27">Each solver is described by a solver-file </text:span><text:span text:style-name="T28">that defines the attributes we described above</text:span><text:span text:style-name="T27">. The</text:span><text:span text:style-name="T29"> airfoil solvers are:</text:span></text:p>
      <text:list text:style-name="L11">
        <text:list-item>
          <text:p text:style-name="P62"><text:span text:style-name="T25">OpenFoam</text:span></text:p>
        </text:list-item>
        <text:list-item>
          <text:p text:style-name="P62"><text:span text:style-name="T25">Foil2Wake</text:span></text:p>
        </text:list-item>
        <text:list-item>
          <text:p text:style-name="P62"><text:span text:style-name="T25">Xfoil</text:span></text:p>
        </text:list-item>
      </text:list>
      <text:p text:style-name="P61"><text:span text:style-name="T25">The common options for an airfoil analysis are:</text:span></text:p>
      <text:list text:style-name="L13">
        <text:list-item>
          <text:p text:style-name="P64"><text:span text:style-name="T25">db: The Database to save the results</text:span></text:p>
        </text:list-item>
        <text:list-item>
          <text:p text:style-name="P64"><text:span text:style-name="T25">airfoil: The airfoil we want to run </text:span></text:p>
        </text:list-item>
        <text:list-item>
          <text:p text:style-name="P64"><text:span text:style-name="T25">reynolds: A list of reynolds numbers to run</text:span></text:p>
        </text:list-item>
        <text:list-item>
          <text:p text:style-name="P64"><text:span text:style-name="T25">mach: The mach number to account for compressibility effects</text:span></text:p>
        </text:list-item>
        <text:list-item>
          <text:p text:style-name="P64"><text:span text:style-name="T25">angles: A list of angles to run simulations for</text:span></text:p>
        </text:list-item>
      </text:list>
      <text:p text:style-name="P61"><text:span text:style-name="T25">The airplane solvers are:</text:span></text:p>
      <text:list text:style-name="L12">
        <text:list-item>
          <text:p text:style-name="P63"><text:span text:style-name="T25">GenuVP3</text:span></text:p>
        </text:list-item>
        <text:list-item>
          <text:p text:style-name="P63"><text:span text:style-name="T25">GenuVP7</text:span></text:p>
        </text:list-item>
        <text:list-item>
          <text:p text:style-name="P63"><text:span text:style-name="T25">LSPT</text:span></text:p>
        </text:list-item>
      </text:list>
      <text:p text:style-name="P61"><text:span text:style-name="T25">The common options for an airplane analysis are:</text:span></text:p>
      <text:list text:style-name="L14">
        <text:list-item>
          <text:p text:style-name="P65"><text:span text:style-name="T25">db: The Database to save the results</text:span></text:p>
        </text:list-item>
        <text:list-item>
          <text:p text:style-name="P65"><text:span text:style-name="T25">plane: The plane object to simulate</text:span></text:p>
        </text:list-item>
        <text:list-item>
          <text:p text:style-name="P65"><text:span text:style-name="T25">solver2D: The solver-name that produced the 2D polars to integrate</text:span></text:p>
        </text:list-item>
        <text:list-item>
          <text:p text:style-name="P65"><text:span text:style-name="T25">u_freestream: The free-stream wind speed magnitude</text:span></text:p>
        </text:list-item>
        <text:list-item>
          <text:p text:style-name="P65"><text:span text:style-name="T25">environment: The environment to be used for calculations</text:span></text:p>
        </text:list-item>
      </text:list>
      <text:list xml:id="list123631896101997" text:continue-list="list123632547990347" text:style-name="L4">
        <text:list-item>
          <text:h text:style-name="P47" text:outline-level="2"><text:bookmark-start text:name="__RefHeading___Toc4175_2464197079"/><text:soft-page-break/><text:span text:style-name="T22">A</text:span><text:span text:style-name="T19">irfoils</text:span><text:bookmark-end text:name="__RefHeading___Toc4175_2464197079"/></text:h>
        </text:list-item>
      </text:list>
      <text:p text:style-name="P66"><text:span text:style-name="T19">The airfoils module serves to module 2D airfoil geometries. This library is an extension of an already available module that can be found in </text:span><text:a xlink:type="simple" xlink:href="https://pypi.org/project/airfoils/" text:style-name="Internet_20_link" text:visited-style-name="Visited_20_Internet_20_Link"><text:span text:style-name="T19">https://pypi.org/project/airfoils/</text:span></text:a><text:span text:style-name="T19">. </text:span><text:span text:style-name="T23">An airfoil is defined by specifying the geometry of the upper (suction) and lower (pressure) side, </text:span><text:span text:style-name="T24">the number of points </text:span><text:span text:style-name="T24"><draw:frame draw:style-name="fr2" draw:name="Object3" text:anchor-type="as-char" svg:y="-0.1484in" svg:width="0.1366in" svg:height="0.1846in" draw:z-index="26"><draw:object xlink:href="./Object 3" xlink:type="simple" xlink:show="embed" xlink:actuate="onLoad"/><draw:image xlink:href="./ObjectReplacements/Object 3" xlink:type="simple" xlink:show="embed" xlink:actuate="onLoad"/></draw:frame></text:span><text:span text:style-name="T24"><text:s/>that was given, and a name for the airfoil.</text:span></text:p>
      <text:p text:style-name="P67"><text:span text:style-name="T24">I</text:span><text:span text:style-name="T19">n the module we also provide functions that:</text:span></text:p>
      <text:list text:style-name="L16">
        <text:list-item>
          <text:p text:style-name="P68"><text:span text:style-name="T31">P</text:span><text:span text:style-name="T30">roduce 4 and 5 digit NACA geometries.</text:span></text:p>
        </text:list-item>
        <text:list-item>
          <text:p text:style-name="P69"><text:span text:style-name="T25">Export the airfoil to different formats (selig and more)</text:span></text:p>
        </text:list-item>
        <text:list-item>
          <text:p text:style-name="P69"><text:span text:style-name="T25">Interpolate points that are not on the geometry grid</text:span></text:p>
        </text:list-item>
        <text:list-item>
          <text:p text:style-name="P69"><text:span text:style-name="T25">Compute the camber line</text:span></text:p>
        </text:list-item>
        <text:list-item>
          <text:p text:style-name="P69"><text:span text:style-name="T25">Plot the airfoil</text:span></text:p>
        </text:list-item>
        <text:list-item>
          <text:p text:style-name="P69"><text:span text:style-name="T25">Flap the airfoil</text:span></text:p>
        </text:list-item>
        <text:list-item>
          <text:p text:style-name="P70"><text:span text:style-name="T25">Morph an airfoil </text:span><text:span text:style-name="T32">by interpolating </text:span><text:span text:style-name="T25">2 airfoils </text:span><text:span text:style-name="T32">and a relative position</text:span></text:p>
        </text:list-item>
      </text:list>
      <text:p text:style-name="P71"><text:span text:style-name="T32">P</text:span><text:span text:style-name="T25">art of the airfoils module is also the AirfoilPolars class. The function of this object is to take computed 2D polars for different Reynolds and Mach numbers and interpolate in-between values that we might need. <text:s/></text:span></text:p>
      <text:list text:continue-list="list123631896101997" text:style-name="L4">
        <text:list-item>
          <text:h text:style-name="P49" text:outline-level="2"><text:bookmark-start text:name="__RefHeading___Toc4177_2464197079"/>Vehicles<text:bookmark-end text:name="__RefHeading___Toc4177_2464197079"/></text:h>
        </text:list-item>
      </text:list>
      <text:p text:style-name="P72"><text:span text:style-name="T33">The purpose of the Vehicles class is to provide an abstraction and modeling for aerial vehicles.</text:span><text:span text:style-name="T34"> An airplane, as of now, is comprised of a set of wing_segments that are themselves comprised of a number of strips.</text:span></text:p>
      <text:p text:style-name="P8"/>
      <text:list text:continue-numbering="true" text:style-name="L4">
        <text:list-item>
          <text:h text:style-name="P49" text:outline-level="2"><text:bookmark-start text:name="__RefHeading___Toc4179_2464197079"/>Environment<text:bookmark-end text:name="__RefHeading___Toc4179_2464197079"/></text:h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181_2464197079"/>Database<text:bookmark-end text:name="__RefHeading___Toc4181_2464197079"/></text:h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183_2464197079"/>Input Output<text:bookmark-end text:name="__RefHeading___Toc4183_2464197079"/></text:h>
        </text:list-item>
      </text:list>
      <text:p text:style-name="P8"/>
      <text:list text:continue-numbering="true" text:style-name="L4">
        <text:list-item>
          <text:list>
            <text:list-item>
              <text:list>
                <text:list-item>
                  <text:h text:style-name="P50" text:outline-level="3"><text:bookmark-start text:name="__RefHeading___Toc4185_2464197079"/><text:soft-page-break/>OpenFoam / StructAirfoilMesher<text:bookmark-end text:name="__RefHeading___Toc4185_2464197079"/></text:h>
                </text:list-item>
              </text:list>
            </text:list-item>
          </text:list>
        </text:list-item>
      </text:list>
      <text:p text:style-name="P8"/>
      <text:list text:continue-numbering="true" text:style-name="L4">
        <text:list-item>
          <text:list>
            <text:list-item>
              <text:list>
                <text:list-item>
                  <text:h text:style-name="P50" text:outline-level="3"><text:bookmark-start text:name="__RefHeading___Toc4187_2464197079"/>Xfoil<text:bookmark-end text:name="__RefHeading___Toc4187_2464197079"/></text:h>
                </text:list-item>
              </text:list>
            </text:list-item>
          </text:list>
        </text:list-item>
      </text:list>
      <text:p text:style-name="P8"/>
      <text:list text:continue-numbering="true" text:style-name="L4">
        <text:list-item>
          <text:list>
            <text:list-item>
              <text:list>
                <text:list-item>
                  <text:h text:style-name="P50" text:outline-level="3"><text:bookmark-start text:name="__RefHeading___Toc4189_2464197079"/>Foil2Wake<text:bookmark-end text:name="__RefHeading___Toc4189_2464197079"/></text:h>
                </text:list-item>
              </text:list>
            </text:list-item>
          </text:list>
        </text:list-item>
      </text:list>
      <text:p text:style-name="P8"/>
      <text:list text:continue-numbering="true" text:style-name="L4">
        <text:list-item>
          <text:list>
            <text:list-item>
              <text:list>
                <text:list-item>
                  <text:h text:style-name="P50" text:outline-level="3"><text:bookmark-start text:name="__RefHeading___Toc4191_2464197079"/>GenuVP3-7<text:bookmark-end text:name="__RefHeading___Toc4191_2464197079"/></text:h>
                </text:list-item>
              </text:list>
            </text:list-item>
          </text:list>
        </text:list-item>
      </text:list>
      <text:p text:style-name="P8"/>
      <text:list text:continue-numbering="true" text:style-name="L4">
        <text:list-item>
          <text:list>
            <text:list-item>
              <text:list>
                <text:list-item>
                  <text:h text:style-name="P50" text:outline-level="3"><text:bookmark-start text:name="__RefHeading___Toc4193_2464197079"/>Lifting Surface Potential Theory Solver<text:bookmark-end text:name="__RefHeading___Toc4193_2464197079"/></text:h>
                </text:list-item>
              </text:list>
            </text:list-item>
          </text:list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195_2464197079"/>Aerodynamics<text:bookmark-end text:name="__RefHeading___Toc4195_2464197079"/></text:h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197_2464197079"/>Conceptual Design<text:bookmark-end text:name="__RefHeading___Toc4197_2464197079"/></text:h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199_2464197079"/>Flight Dynamics And State<text:bookmark-end text:name="__RefHeading___Toc4199_2464197079"/></text:h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201_2464197079"/>Mission<text:bookmark-end text:name="__RefHeading___Toc4201_2464197079"/></text:h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203_2464197079"/>Visualization<text:bookmark-end text:name="__RefHeading___Toc4203_2464197079"/></text:h>
        </text:list-item>
      </text:list>
      <text:p text:style-name="P8"/>
      <text:list text:continue-numbering="true" text:style-name="L4">
        <text:list-item>
          <text:h text:style-name="P49" text:outline-level="2"><text:bookmark-start text:name="__RefHeading___Toc4205_2464197079"/>Core<text:bookmark-end text:name="__RefHeading___Toc4205_2464197079"/></text:h>
        </text:list-item>
      </text:list>
      <text:p text:style-name="P9"/>
      <text:list text:continue-list="list123633093499345" text:style-name="WWNum2">
        <text:list-item>
          <text:h text:style-name="P44" text:outline-level="1"><text:soft-page-break/></text:h>
        </text:list-item>
        <text:list-item>
          <text:h text:style-name="P43" text:outline-level="1"><text:bookmark-start text:name="__RefHeading___Toc4207_2464197079"/>Example Usage<text:bookmark-end text:name="__RefHeading___Toc4207_2464197079"/></text:h>
        </text:list-item>
      </text:list>
      <text:p text:style-name="P7"/>
      <text:list text:continue-numbering="true" text:style-name="WWNum2">
        <text:list-item>
          <text:h text:style-name="P43" text:outline-level="1"><text:bookmark-start text:name="__RefHeading___Toc4209_2464197079"/>Future Development and Goals<text:bookmark-end text:name="__RefHeading___Toc4209_2464197079"/></text:h>
        </text:list-item>
      </text:list>
      <text:p text:style-name="P6"/>
      <text:p text:style-name="P6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MU Sans Serif" svg:font-family="'CMU Sans Serif'" style:font-family-generic="swiss" style:font-pitch="variable"/>
    <style:font-face style:name="CMU Sans Serif1" svg:font-family="'CMU Sans Serif'" style:font-adornments="Medium" style:font-family-generic="swiss" style:font-pitch="variable"/>
    <style:font-face style:name="CMU Sans Serif2" svg:font-family="'CMU Sans Serif'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l" fo:country="G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l" fo:country="G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CMU Sans Serif2" fo:font-family="'CMU Sans Serif'" style:font-style-name="Regular" style:font-family-generic="swiss" style:font-pitch="variable" fo:font-size="11pt" fo:language="el" fo:country="G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MU Sans Serif1" fo:font-family="'CMU Sans Serif'" style:font-style-name="Medium" style:font-family-generic="swiss" style:font-pitch="variable" fo:font-size="14pt" fo:language="en" fo:country="US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CMU Sans Serif1" fo:font-family="'CMU Sans Serif'" style:font-style-name="Medium" style:font-family-generic="swiss" style:font-pitch="variable" fo:language="none" fo:country="none" style:text-underline-style="solid" style:text-underline-width="auto" style:text-underline-color="font-color" fo:font-weight="normal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1665in" fo:margin-bottom="0.0835in" style:contextual-spacing="false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139in" fo:margin-bottom="0.0835in" style:contextual-spacing="false" style:page-number="auto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0972in" fo:margin-bottom="0.0835in" style:contextual-spacing="false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0835in" fo:margin-bottom="0.0835in" style:contextual-spacing="false"/>
      <style:text-properties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loext:hidden="true" style:hidden="true" style:parent-style-name="Standard" style:next-style-name="Standard" style:default-outline-level="8" style:list-style-name="" style:class="text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1" fo:font-family="'Times New Roman'" style:font-family-generic="roman" style:font-pitch="variable" fo:font-size="16pt" fo:letter-spacing="0.0736in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Επικεφαλίδα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fo:language="en" fo:country="US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Ευρετήριο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Κεφαλίδα_20_και_20_υποσέλιδο" style:display-name="Κεφαλίδα και υποσέλιδο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CMU Sans Serif2" fo:font-family="'CMU Sans Serif'" style:font-style-name="Regular" style:font-family-generic="swiss" style:font-pitch="variable" fo:language="en" fo:country="US" fo:font-weight="normal"/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Περιεχόμενα_20_πίνακα" style:display-name="Περιεχόμενα πίνακα" style:family="paragraph" style:parent-style-name="Standard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l" style:country-asian="GR" style:font-name-complex="Times New Roman2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390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74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78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17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fo:font-weight="normal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8_20_Char" style:display-name="Heading 8 Char" style:family="text" style:parent-style-name="Default_20_Paragraph_20_Font">
      <style:text-properties style:font-name="Times New Roman1" fo:font-family="'Times New Roman'" style:font-family-generic="roman" style:font-pitch="variable" fo:font-size="16pt" fo:letter-spacing="0.0736in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Σύνδεσμος_20_διαδικτύου" style:display-name="Σύνδεσμος διαδικτύου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Αναγνωσμένος_20_δεσμός_20_διαδικτύου" style:display-name="Αναγνωσμένος δεσμός διαδικτύου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Κουκκίδες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0909in" fo:text-indent="-0.25in" fo:margin-left="1.0909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5909in" fo:text-indent="-0.25in" fo:margin-left="1.5909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0909in" fo:text-indent="-0.25in" fo:margin-left="2.0909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909in" fo:text-indent="-0.25in" fo:margin-left="2.5909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0909in" fo:text-indent="-0.25in" fo:margin-left="3.0909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5909in" fo:text-indent="-0.25in" fo:margin-left="3.5909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0909in" fo:text-indent="-0.25in" fo:margin-left="4.0909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5909in" fo:text-indent="-0.25in" fo:margin-left="4.5909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0909in" fo:text-indent="-0.25in" fo:margin-left="5.09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7771in" fo:margin-left="-0.2958in" fo:margin-top="0in" fo:margin-bottom="0in" table:align="left" style:writing-mode="page"/>
    </style:style>
    <style:style style:name="Table3.A" style:family="table-column">
      <style:table-column-properties style:column-width="1.1819in"/>
    </style:style>
    <style:style style:name="Table3.B" style:family="table-column">
      <style:table-column-properties style:column-width="3.8278in"/>
    </style:style>
    <style:style style:name="Table3.C" style:family="table-column">
      <style:table-column-properties style:column-width="2.767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0.2209in" fo:margin-right="0in" fo:orphans="0" fo:widows="0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margin-top="0.0398in" fo:margin-bottom="0.0398in" style:contextual-spacing="false" fo:line-height="115%"/>
      <style:text-properties style:font-name="Times New Roman" fo:font-size="10pt" style:font-size-asian="10pt" style:font-size-complex="10pt"/>
    </style:style>
    <style:style style:name="MP4" style:family="paragraph" style:parent-style-name="Header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line-height="100%"/>
      <style:text-properties style:font-name="Times New Roman" fo:font-size="10pt" style:font-size-asian="10pt" style:font-size-complex="10pt"/>
    </style:style>
    <style:style style:name="MP6" style:family="paragraph" style:parent-style-name="Header_20_right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1.0417in"/>
        </style:tab-stops>
      </style:paragraph-properties>
      <style:text-properties fo:language="en" fo:country="GB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lb" fo:country="LU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bold" officeooo:rsid="01ebe1b8" style:font-weight-asian="bold" style:font-weight-complex="bold"/>
    </style:style>
    <style:style style:name="MT4" style:family="text">
      <style:text-properties fo:color="#0d0d0d" loext:opacity="100%" fo:letter-spacing="0.0138in" fo:language="lb" fo:country="LU" style:text-underline-style="none" style:font-name-complex="Arial"/>
    </style:style>
    <style:style style:name="MT5" style:family="text">
      <style:text-properties fo:color="#0d0d0d" loext:opacity="100%" fo:letter-spacing="0.0138in" fo:language="lb" fo:country="LU" style:text-underline-style="none" officeooo:rsid="000f7e67" style:font-name-complex="Arial"/>
    </style:style>
    <style:style style:name="MT6" style:family="text">
      <style:text-properties fo:language="en" fo:country="GB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209in" svg:stroke-color="#0d0d0d" draw:stroke-linejoin="round" draw:fill="none" loext:fill-use-slide-background="false" draw:textarea-vertical-align="top" draw:auto-grow-height="false" fo:min-height="0in" fo:min-width="3.4874in" fo:padding-top="0.0492in" fo:padding-bottom="0.0492in" fo:padding-left="0.0984in" fo:padding-right="0.0984in" fo:wrap-option="wrap" fo:margin-left="0.011in" fo:margin-right="0.0102in" fo:margin-top="0.0102in" fo:margin-bottom="0.0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0992in" fo:margin-left="0in" fo:margin-right="0in" fo:margin-top="0.05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 loext:marker-style-name="MT1"><draw:custom-shape text:anchor-type="char" draw:z-index="9" draw:name="Straight Arrow Connector 1" draw:style-name="Mgr1" draw:text-style-name="MP2" svg:width="3.676in" svg:height="0.0087in" svg:x="1.1583in" svg:y="0.3043in"><text:p/><draw:enhanced-geometry draw:mirror-horizontal="false" draw:mirror-vertical="false" svg:viewBox="0 0 0 0" drawooo:sub-view-size="21600 21600" draw:text-areas="?f0 ?f2 ?f1 ?f3" draw:type="ooxml-non-primitive" draw:enhanced-path="M 0 0 L 21600 21600 N"><draw:equation draw:name="f0" draw:formula="0*logwidth/1264680"/><draw:equation draw:name="f1" draw:formula="1267560*logwidth/1264680"/><draw:equation draw:name="f2" draw:formula="0*logheight/1440"/><draw:equation draw:name="f3" draw:formula="6480*logheight/1440"/></draw:enhanced-geometry></draw:custom-shape><draw:frame draw:style-name="Mfr1" draw:name="Picture 4" text:anchor-type="as-char" svg:width="0.8772in" svg:height="0.8646in" draw:z-index="21"><draw:image xlink:href="Pictures/100000010000023D000002371BEF4C28E3F31EF3.png" xlink:type="simple" xlink:show="embed" xlink:actuate="onLoad" draw:mime-type="image/png"/><svg:desc>NTUA-LOGO</svg:desc></draw:frame></text:p>
            </table:table-cell>
            <table:table-cell table:style-name="Table3.A1" office:value-type="string">
              <text:p text:style-name="MP3"><text:span text:style-name="MT2">NATIONAL TECHNICA</text:span><text:span text:style-name="MT3">L </text:span><text:span text:style-name="MT2">UNIVERSITY OF ATHENS</text:span></text:p>
              <text:p text:style-name="MP4"/>
              <text:p text:style-name="MP5"><text:span text:style-name="MT4">School of M</text:span><text:span text:style-name="MT5">e</text:span><text:span text:style-name="MT4">chanical Engineering</text:span></text:p>
            </table:table-cell>
            <table:table-cell table:style-name="Table3.A1" office:value-type="string">
              <text:p text:style-name="Header"/>
              <text:p text:style-name="MP6">Tryfonas Themas</text:p>
              <text:p text:style-name="MP6">mc18080</text:p>
            </table:table-cell>
          </table:table-row>
        </table:table>
        <text:p text:style-name="MP7" loext:marker-style-name="MT6"/>
      </style:header>
      <style:footer>
        <text:p text:style-name="MP8"><text:page-number text:select-page="current">10</text:page-number></text:p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1T12:41:00</meta:creation-date>
    <meta:initial-creator>Ioanna Papakonstantinou</meta:initial-creator>
    <dc:language>el-GR</dc:language>
    <meta:print-date>2020-04-26T19:11:00</meta:print-date>
    <dc:date>2023-10-20T12:18:03.000235718</dc:date>
    <meta:editing-cycles>683</meta:editing-cycles>
    <meta:editing-duration>P10DT19H26S</meta:editing-duration>
    <meta:generator>LibreOffice/7.5.7.1$Linux_X86_64 LibreOffice_project/50$Build-1</meta:generator>
    <meta:document-statistic meta:table-count="1" meta:image-count="1" meta:object-count="3" meta:page-count="10" meta:paragraph-count="141" meta:word-count="1712" meta:character-count="10401" meta:non-whitespace-character-count="888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 mathvariant="italic">CL</mi>
    <annotation encoding="StarMath 5.0">CL</annotation>
  </semantics>
</math>
</file>

<file path=Object 2/content.xml><?xml version="1.0" encoding="utf-8"?>
<math xmlns="http://www.w3.org/1998/Math/MathML" display="block">
  <semantics>
    <mi mathvariant="italic">CD</mi>
    <annotation encoding="StarMath 5.0">CD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